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7" style:family="table-column">
      <style:table-column-properties fo:break-before="auto" style:column-width="3.531cm"/>
    </style:style>
    <style:style style:name="co68" style:family="table-column">
      <style:table-column-properties fo:break-before="auto" style:column-width="4.32cm"/>
    </style:style>
    <style:style style:name="co69" style:family="table-column">
      <style:table-column-properties fo:break-before="auto" style:column-width="1.325cm"/>
    </style:style>
    <style:style style:name="co70" style:family="table-column">
      <style:table-column-properties fo:break-before="auto" style:column-width="1.302cm"/>
    </style:style>
    <style:style style:name="co11" style:family="table-column">
      <style:table-column-properties fo:break-before="auto" style:column-width="1.254cm"/>
    </style:style>
    <style:style style:name="co71" style:family="table-column">
      <style:table-column-properties fo:break-before="auto" style:column-width="1.789cm"/>
    </style:style>
    <style:style style:name="co72" style:family="table-column">
      <style:table-column-properties fo:break-before="auto" style:column-width="1.351cm"/>
    </style:style>
    <style:style style:name="co73" style:family="table-column">
      <style:table-column-properties fo:break-before="auto" style:column-width="2.014cm"/>
    </style:style>
    <style:style style:name="co74" style:family="table-column">
      <style:table-column-properties fo:break-before="auto" style:column-width="1.794cm"/>
    </style:style>
    <style:style style:name="co75" style:family="table-column">
      <style:table-column-properties fo:break-before="auto" style:column-width="1.759cm"/>
    </style:style>
    <style:style style:name="co76" style:family="table-column">
      <style:table-column-properties fo:break-before="auto" style:column-width="0.984cm"/>
    </style:style>
    <style:style style:name="co77" style:family="table-column">
      <style:table-column-properties fo:break-before="auto" style:column-width="0.885cm"/>
    </style:style>
    <style:style style:name="co78" style:family="table-column">
      <style:table-column-properties fo:break-before="auto" style:column-width="0.956cm"/>
    </style:style>
    <style:style style:name="co79" style:family="table-column">
      <style:table-column-properties fo:break-before="auto" style:column-width="2.545cm"/>
    </style:style>
    <style:style style:name="co80" style:family="table-column">
      <style:table-column-properties fo:break-before="auto" style:column-width="11.377cm"/>
    </style:style>
    <style:style style:name="co37" style:family="table-column">
      <style:table-column-properties fo:break-before="auto" style:column-width="2.267cm"/>
    </style:style>
    <style:style style:name="co81" style:family="table-column">
      <style:table-column-properties fo:break-before="auto" style:column-width="15.18cm"/>
    </style:style>
    <style:style style:name="co3" style:family="table-column">
      <style:table-column-properties fo:break-before="auto" style:column-width="2.258cm"/>
    </style:style>
    <style:style style:name="co90" style:family="table-column">
      <style:table-column-properties fo:break-before="auto" style:column-width="5.928cm"/>
    </style:style>
    <style:style style:name="co91" style:family="table-column">
      <style:table-column-properties fo:break-before="auto" style:column-width="1.57cm"/>
    </style:style>
    <style:style style:name="co92" style:family="table-column">
      <style:table-column-properties fo:break-before="auto" style:column-width="6.897cm"/>
    </style:style>
    <style:style style:name="co93" style:family="table-column">
      <style:table-column-properties fo:break-before="auto" style:column-width="0.958cm"/>
    </style:style>
    <style:style style:name="co94" style:family="table-column">
      <style:table-column-properties fo:break-before="auto" style:column-width="5.368cm"/>
    </style:style>
    <style:style style:name="co95" style:family="table-column">
      <style:table-column-properties fo:break-before="auto" style:column-width="9.641cm"/>
    </style:style>
    <style:style style:name="co96" style:family="table-column">
      <style:table-column-properties fo:break-before="auto" style:column-width="0.893cm"/>
    </style:style>
    <style:style style:name="co97" style:family="table-column">
      <style:table-column-properties fo:break-before="auto" style:column-width="3.348cm"/>
    </style:style>
    <style:style style:name="co98" style:family="table-column">
      <style:table-column-properties fo:break-before="auto" style:column-width="4.225cm"/>
    </style:style>
    <style:style style:name="co99" style:family="table-column">
      <style:table-column-properties fo:break-before="auto" style:column-width="6.175cm"/>
    </style:style>
    <style:style style:name="co100" style:family="table-column">
      <style:table-column-properties fo:break-before="auto" style:column-width="0.764cm"/>
    </style:style>
    <style:style style:name="co101" style:family="table-column">
      <style:table-column-properties fo:break-before="auto" style:column-width="5.599cm"/>
    </style:style>
    <style:style style:name="co102" style:family="table-column">
      <style:table-column-properties fo:break-before="auto" style:column-width="1.9cm"/>
    </style:style>
    <style:style style:name="co103" style:family="table-column">
      <style:table-column-properties fo:break-before="auto" style:column-width="0.907cm"/>
    </style:style>
    <style:style style:name="co104" style:family="table-column">
      <style:table-column-properties fo:break-before="auto" style:column-width="3.993cm"/>
    </style:style>
    <style:style style:name="co14" style:family="table-column">
      <style:table-column-properties fo:break-before="auto" style:column-width="1.15cm"/>
    </style:style>
    <style:style style:name="co105" style:family="table-column">
      <style:table-column-properties fo:break-before="auto" style:column-width="2.464cm"/>
    </style:style>
    <style:style style:name="co106" style:family="table-column">
      <style:table-column-properties fo:break-before="auto" style:column-width="25.853cm"/>
    </style:style>
    <style:style style:name="co107" style:family="table-column">
      <style:table-column-properties fo:break-before="auto" style:column-width="27.531cm"/>
    </style:style>
    <style:style style:name="co126" style:family="table-column">
      <style:table-column-properties fo:break-before="auto" style:column-width="15.376cm"/>
    </style:style>
    <style:style style:name="co41" style:family="table-column">
      <style:table-column-properties fo:break-before="auto" style:column-width="1.529cm"/>
    </style:style>
    <style:style style:name="co42" style:family="table-column">
      <style:table-column-properties fo:break-before="auto" style:column-width="3.436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0.94cm"/>
    </style:style>
    <style:style style:name="co46" style:family="table-column">
      <style:table-column-properties fo:break-before="auto" style:column-width="3.808cm"/>
    </style:style>
    <style:style style:name="co47" style:family="table-column">
      <style:table-column-properties fo:break-before="auto" style:column-width="2.411cm"/>
    </style:style>
    <style:style style:name="co48" style:family="table-column">
      <style:table-column-properties fo:break-before="auto" style:column-width="1.859cm"/>
    </style:style>
    <style:style style:name="co49" style:family="table-column">
      <style:table-column-properties fo:break-before="auto" style:column-width="1.101cm"/>
    </style:style>
    <style:style style:name="co50" style:family="table-column">
      <style:table-column-properties fo:break-before="auto" style:column-width="1.099cm"/>
    </style:style>
    <style:style style:name="co51" style:family="table-column">
      <style:table-column-properties fo:break-before="auto" style:column-width="0.526cm"/>
    </style:style>
    <style:style style:name="co52" style:family="table-column">
      <style:table-column-properties fo:break-before="auto" style:column-width="3.999cm"/>
    </style:style>
    <style:style style:name="co53" style:family="table-column">
      <style:table-column-properties fo:break-before="auto" style:column-width="1.256cm"/>
    </style:style>
    <style:style style:name="co54" style:family="table-column">
      <style:table-column-properties fo:break-before="auto" style:column-width="1.275cm"/>
    </style:style>
    <style:style style:name="co55" style:family="table-column">
      <style:table-column-properties fo:break-before="auto" style:column-width="4.93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2.607cm"/>
    </style:style>
    <style:style style:name="co58" style:family="table-column">
      <style:table-column-properties fo:break-before="auto" style:column-width="4.165cm"/>
    </style:style>
    <style:style style:name="co59" style:family="table-column">
      <style:table-column-properties fo:break-before="auto" style:column-width="1.88cm"/>
    </style:style>
    <style:style style:name="co60" style:family="table-column">
      <style:table-column-properties fo:break-before="auto" style:column-width="2.004cm"/>
    </style:style>
    <style:style style:name="co61" style:family="table-column">
      <style:table-column-properties fo:break-before="auto" style:column-width="2.337cm"/>
    </style:style>
    <style:style style:name="co62" style:family="table-column">
      <style:table-column-properties fo:break-before="auto" style:column-width="2.307cm"/>
    </style:style>
    <style:style style:name="co63" style:family="table-column">
      <style:table-column-properties fo:break-before="auto" style:column-width="2.598cm"/>
    </style:style>
    <style:style style:name="co64" style:family="table-column">
      <style:table-column-properties fo:break-before="auto" style:column-width="2.693cm"/>
    </style:style>
    <style:style style:name="co65" style:family="table-column">
      <style:table-column-properties fo:break-before="auto" style:column-width="1.335cm"/>
    </style:style>
    <style:style style:name="co66" style:family="table-column">
      <style:table-column-properties fo:break-before="auto" style:column-width="2.992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85" style:family="table-column">
      <style:table-column-properties fo:break-before="auto" style:column-width="2.399cm"/>
    </style:style>
    <style:style style:name="co86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547cm"/>
    </style:style>
    <style:style style:name="co88" style:family="table-column">
      <style:table-column-properties fo:break-before="auto" style:column-width="1.499cm"/>
    </style:style>
    <style:style style:name="co89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466cm"/>
    </style:style>
    <style:style style:name="co119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4.646cm"/>
    </style:style>
    <style:style style:name="co124" style:family="table-column">
      <style:table-column-properties fo:break-before="auto" style:column-width="2.452cm"/>
    </style:style>
    <style:style style:name="co125" style:family="table-column">
      <style:table-column-properties fo:break-before="auto" style:column-width="3.29cm"/>
    </style:style>
    <style:style style:name="co127" style:family="table-column">
      <style:table-column-properties fo:break-before="auto" style:column-width="3.411cm"/>
    </style:style>
    <style:style style:name="co128" style:family="table-column">
      <style:table-column-properties fo:break-before="auto" style:column-width="3.166cm"/>
    </style:style>
    <style:style style:name="co129" style:family="table-column">
      <style:table-column-properties fo:break-before="auto" style:column-width="1.766cm"/>
    </style:style>
    <style:style style:name="co130" style:family="table-column">
      <style:table-column-properties fo:break-before="auto" style:column-width="2.041cm"/>
    </style:style>
    <style:style style:name="co131" style:family="table-column">
      <style:table-column-properties fo:break-before="auto" style:column-width="1.215cm"/>
    </style:style>
    <style:style style:name="co132" style:family="table-column">
      <style:table-column-properties fo:break-before="auto" style:column-width="3.246cm"/>
    </style:style>
    <style:style style:name="co133" style:family="table-column">
      <style:table-column-properties fo:break-before="auto" style:column-width="6.731cm"/>
    </style:style>
    <style:style style:name="co134" style:family="table-column">
      <style:table-column-properties fo:break-before="auto" style:column-width="2.903cm"/>
    </style:style>
    <style:style style:name="co135" style:family="table-column">
      <style:table-column-properties fo:break-before="auto" style:column-width="2.528cm"/>
    </style:style>
    <style:style style:name="co136" style:family="table-column">
      <style:table-column-properties fo:break-before="auto" style:column-width="7.722cm"/>
    </style:style>
    <style:style style:name="co137" style:family="table-column">
      <style:table-column-properties fo:break-before="auto" style:column-width="1.397cm"/>
    </style:style>
    <style:style style:name="co138" style:family="table-column">
      <style:table-column-properties fo:break-before="auto" style:column-width="5.53cm"/>
    </style:style>
    <style:style style:name="co139" style:family="table-column">
      <style:table-column-properties fo:break-before="auto" style:column-width="0.981cm"/>
    </style:style>
    <style:style style:name="co140" style:family="table-column">
      <style:table-column-properties fo:break-before="auto" style:column-width="4.59cm"/>
    </style:style>
    <style:style style:name="co141" style:family="table-column">
      <style:table-column-properties fo:break-before="auto" style:column-width="2.635cm"/>
    </style:style>
    <style:style style:name="co142" style:family="table-column">
      <style:table-column-properties fo:break-before="auto" style:column-width="4.404cm"/>
    </style:style>
    <style:style style:name="co143" style:family="table-column">
      <style:table-column-properties fo:break-before="auto" style:column-width="0.744cm"/>
    </style:style>
    <style:style style:name="co144" style:family="table-column">
      <style:table-column-properties fo:break-before="auto" style:column-width="5.734cm"/>
    </style:style>
    <style:style style:name="co145" style:family="table-column">
      <style:table-column-properties fo:break-before="auto" style:column-width="5.495cm"/>
    </style:style>
    <style:style style:name="co146" style:family="table-column">
      <style:table-column-properties fo:break-before="auto" style:column-width="0.543cm"/>
    </style:style>
    <style:style style:name="co147" style:family="table-column">
      <style:table-column-properties fo:break-before="auto" style:column-width="5.2cm"/>
    </style:style>
    <style:style style:name="co148" style:family="table-column">
      <style:table-column-properties fo:break-before="auto" style:column-width="1.854cm"/>
    </style:style>
    <style:style style:name="co149" style:family="table-column">
      <style:table-column-properties fo:break-before="auto" style:column-width="1.386cm"/>
    </style:style>
    <style:style style:name="co150" style:family="table-column">
      <style:table-column-properties fo:break-before="auto" style:column-width="1.656cm"/>
    </style:style>
    <style:style style:name="co151" style:family="table-column">
      <style:table-column-properties fo:break-before="auto" style:column-width="1.448cm"/>
    </style:style>
    <style:style style:name="co152" style:family="table-column">
      <style:table-column-properties fo:break-before="auto" style:column-width="1.478cm"/>
    </style:style>
    <style:style style:name="co153" style:family="table-column">
      <style:table-column-properties fo:break-before="auto" style:column-width="1.845cm"/>
    </style:style>
    <style:style style:name="co154" style:family="table-column">
      <style:table-column-properties fo:break-before="auto" style:column-width="1.593cm"/>
    </style:style>
    <style:style style:name="co155" style:family="table-column">
      <style:table-column-properties fo:break-before="auto" style:column-width="1.39cm"/>
    </style:style>
    <style:style style:name="co156" style:family="table-column">
      <style:table-column-properties fo:break-before="auto" style:column-width="1.692cm"/>
    </style:style>
    <style:style style:name="co157" style:family="table-column">
      <style:table-column-properties fo:break-before="auto" style:column-width="3.609cm"/>
    </style:style>
    <style:style style:name="co158" style:family="table-column">
      <style:table-column-properties fo:break-before="auto" style:column-width="2.575cm"/>
    </style:style>
    <style:style style:name="co159" style:family="table-column">
      <style:table-column-properties fo:break-before="auto" style:column-width="2.11cm"/>
    </style:style>
    <style:style style:name="co160" style:family="table-column">
      <style:table-column-properties fo:break-before="auto" style:column-width="2.157cm"/>
    </style:style>
    <style:style style:name="co161" style:family="table-column">
      <style:table-column-properties fo:break-before="auto" style:column-width="1.201cm"/>
    </style:style>
    <style:style style:name="co162" style:family="table-column">
      <style:table-column-properties fo:break-before="auto" style:column-width="4.658cm"/>
    </style:style>
    <style:style style:name="co163" style:family="table-column">
      <style:table-column-properties fo:break-before="auto" style:column-width="1.84cm"/>
    </style:style>
    <style:style style:name="co16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263cm" fo:break-before="auto" style:use-optimal-row-height="false"/>
    </style:style>
    <style:style style:name="ro44" style:family="table-row">
      <style:table-row-properties style:row-height="0.788cm" fo:break-before="auto" style:use-optimal-row-height="false"/>
    </style:style>
    <style:style style:name="ro45" style:family="table-row">
      <style:table-row-properties style:row-height="0.64cm" fo:break-before="auto" style:use-optimal-row-height="true"/>
    </style:style>
    <style:style style:name="ro46" style:family="table-row">
      <style:table-row-properties style:row-height="0.575cm" fo:break-before="auto" style:use-optimal-row-height="true"/>
    </style:style>
    <style:style style:name="ro47" style:family="table-row">
      <style:table-row-properties style:row-height="0.579cm" fo:break-before="auto" style:use-optimal-row-height="true"/>
    </style:style>
    <style:style style:name="ro48" style:family="table-row">
      <style:table-row-properties style:row-height="0.57cm" fo:break-before="auto" style:use-optimal-row-height="true"/>
    </style:style>
    <style:style style:name="ro49" style:family="table-row">
      <style:table-row-properties style:row-height="0.559cm" fo:break-before="auto" style:use-optimal-row-height="false"/>
    </style:style>
    <style:style style:name="ro50" style:family="table-row">
      <style:table-row-properties style:row-height="0.467cm" fo:break-before="auto" style:use-optimal-row-height="true"/>
    </style:style>
    <style:style style:name="ro51" style:family="table-row">
      <style:table-row-properties style:row-height="0.526cm" fo:break-before="auto" style:use-optimal-row-height="false"/>
    </style:style>
    <style:style style:name="ro52" style:family="table-row">
      <style:table-row-properties style:row-height="0.529cm" fo:break-before="auto" style:use-optimal-row-height="true"/>
    </style:style>
    <style:style style:name="ro53" style:family="table-row">
      <style:table-row-properties style:row-height="0.728cm" fo:break-before="auto" style:use-optimal-row-height="true"/>
    </style:style>
    <style:style style:name="ro54" style:family="table-row">
      <style:table-row-properties style:row-height="0.471cm" fo:break-before="auto" style:use-optimal-row-height="true"/>
    </style:style>
    <style:style style:name="ro55" style:family="table-row">
      <style:table-row-properties style:row-height="0.496cm" fo:break-before="auto" style:use-optimal-row-height="true"/>
    </style:style>
    <style:style style:name="ro56" style:family="table-row">
      <style:table-row-properties style:row-height="0.499cm" fo:break-before="auto" style:use-optimal-row-height="false"/>
    </style:style>
    <style:style style:name="ro57" style:family="table-row">
      <style:table-row-properties style:row-height="0.503cm" fo:break-before="auto" style:use-optimal-row-height="false"/>
    </style:style>
    <style:style style:name="ro58" style:family="table-row">
      <style:table-row-properties style:row-height="0.46cm" fo:break-before="auto" style:use-optimal-row-height="false"/>
    </style:style>
    <style:style style:name="ro59" style:family="table-row">
      <style:table-row-properties style:row-height="0.785cm" fo:break-before="auto" style:use-optimal-row-height="true"/>
    </style:style>
    <style:style style:name="ro60" style:family="table-row">
      <style:table-row-properties style:row-height="0.718cm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699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90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1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9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37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375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392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393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39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397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4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4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4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4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44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5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58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59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5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0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60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60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61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624" style:family="table-cell" style:parent-style-name="Default">
      <style:table-cell-properties style:vertical-align="middle"/>
      <style:text-properties style:font-name="Noto Sans1"/>
    </style:style>
    <style:style style:name="ce64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698" style:family="table-cell" style:parent-style-name="Default">
      <style:table-cell-properties fo:border="none" style:vertical-align="middle"/>
      <style:text-properties style:font-name="Noto Sans1"/>
    </style:style>
    <style:style style:name="ce717" style:family="table-cell" style:parent-style-name="Default">
      <style:table-cell-properties fo:background-color="transparent" style:vertical-align="middle"/>
      <style:text-properties style:font-name="Noto Sans1"/>
    </style:style>
    <style:style style:name="ce7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830" style:family="table-cell" style:parent-style-name="Default">
      <style:table-cell-properties fo:border="0.74pt solid #000000" style:vertical-align="middle"/>
      <style:text-properties style:font-name="Noto Sans1"/>
    </style:style>
    <style:style style:name="ce9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1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3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0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1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11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7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29" style:family="table-cell" style:parent-style-name="Default">
      <style:table-cell-properties style:vertical-align="middle"/>
      <style:text-properties style:use-window-font-color="true" style:font-name="Noto Sans1"/>
    </style:style>
    <style:style style:name="ce27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1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32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8" style:family="table-cell" style:parent-style-name="Default">
      <style:text-properties style:font-name="Noto Sans1" fo:font-size="8pt" style:font-size-asian="8pt" style:font-size-complex="8pt"/>
    </style:style>
    <style:style style:name="ce27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56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942" style:family="table-cell" style:parent-style-name="Default">
      <style:text-properties style:font-name="Noto Sans1"/>
    </style:style>
    <style:style style:name="ce971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2740" style:family="table-cell" style:parent-style-name="Default">
      <style:table-cell-properties fo:wrap-option="no-wrap" style:vertical-align="middle"/>
      <style:text-properties style:font-name="Noto Sans1"/>
    </style:style>
    <style:style style:name="ce2741" style:family="table-cell" style:parent-style-name="Default">
      <style:table-cell-properties fo:wrap-option="wrap" style:vertical-align="middle"/>
      <style:text-properties style:font-name="Noto Sans1"/>
    </style:style>
    <style:style style:name="ce1250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6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742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43" style:family="table-cell" style:parent-style-name="Default">
      <style:text-properties fo:font-weight="normal" style:font-weight-asian="normal" style:font-weight-complex="normal"/>
    </style:style>
    <style:style style:name="ce2744" style:family="table-cell" style:parent-style-name="Default">
      <style:text-properties style:font-name="Noto Sans1" fo:font-weight="normal" style:font-weight-asian="normal" style:font-weight-complex="normal"/>
    </style:style>
    <style:style style:name="ce2745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46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47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48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49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50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51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52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53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Noto Sans1" fo:font-weight="bold"/>
    </style:style>
    <style:style style:name="ce2755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56" style:family="table-cell" style:parent-style-name="Default" style:data-style-name="N100">
      <style:text-properties style:font-name="Noto Sans1" fo:font-weight="normal"/>
    </style:style>
    <style:style style:name="ce2757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0000" style:font-name="Noto Sans1" fo:font-weight="bold"/>
    </style:style>
    <style:style style:name="ce275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60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61" style:family="table-cell" style:parent-style-name="Default">
      <style:text-properties style:font-name="Noto Sans1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1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615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623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6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643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4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4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6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6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66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)" style:apply-style-name="Szürke_5f_háttér" style:base-cell-address="Harc.C30"/>
    </style:style>
    <style:style style:name="ce6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5)" style:apply-style-name="Szürke_5f_háttér" style:base-cell-address="Harc.C31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9)" style:apply-style-name="Szürke_5f_háttér" style:base-cell-address="Harc.C32"/>
    </style:style>
    <style:style style:name="ce6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3)" style:apply-style-name="Szürke_5f_háttér" style:base-cell-address="Harc.C33"/>
    </style:style>
    <style:style style:name="ce6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7)" style:apply-style-name="Szürke_5f_háttér" style:base-cell-address="Harc.C34"/>
    </style:style>
    <style:style style:name="ce6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607" style:family="table-cell" style:parent-style-name="Default">
      <style:table-cell-properties fo:background-color="#ff0000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8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09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72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72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2)" style:apply-style-name="Szürke_5f_háttér" style:base-cell-address="Harc.D30"/>
    </style:style>
    <style:style style:name="ce7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6)" style:apply-style-name="Szürke_5f_háttér" style:base-cell-address="Harc.D31"/>
    </style:style>
    <style:style style:name="ce7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0)" style:apply-style-name="Szürke_5f_háttér" style:base-cell-address="Harc.D32"/>
    </style:style>
    <style:style style:name="ce7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4)" style:apply-style-name="Szürke_5f_háttér" style:base-cell-address="Harc.D33"/>
    </style:style>
    <style:style style:name="ce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8)" style:apply-style-name="Szürke_5f_háttér" style:base-cell-address="Harc.D34"/>
    </style:style>
    <style:style style:name="ce7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74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750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3)" style:apply-style-name="Szürke_5f_háttér" style:base-cell-address="Harc.E30"/>
    </style:style>
    <style:style style:name="ce7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7)" style:apply-style-name="Szürke_5f_háttér" style:base-cell-address="Harc.E31"/>
    </style:style>
    <style:style style:name="ce7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1)" style:apply-style-name="Szürke_5f_háttér" style:base-cell-address="Harc.E32"/>
    </style:style>
    <style:style style:name="ce7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5)" style:apply-style-name="Szürke_5f_háttér" style:base-cell-address="Harc.E33"/>
    </style:style>
    <style:style style:name="ce7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9)" style:apply-style-name="Szürke_5f_háttér" style:base-cell-address="Harc.E34"/>
    </style:style>
    <style:style style:name="ce7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786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7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4)" style:apply-style-name="Szürke_5f_háttér" style:base-cell-address="Harc.F30"/>
    </style:style>
    <style:style style:name="ce8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8)" style:apply-style-name="Szürke_5f_háttér" style:base-cell-address="Harc.F31"/>
    </style:style>
    <style:style style:name="ce80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2)" style:apply-style-name="Szürke_5f_háttér" style:base-cell-address="Harc.F32"/>
    </style:style>
    <style:style style:name="ce80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6)" style:apply-style-name="Szürke_5f_háttér" style:base-cell-address="Harc.F33"/>
    </style:style>
    <style:style style:name="ce80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20)" style:apply-style-name="Szürke_5f_háttér" style:base-cell-address="Harc.F34"/>
    </style:style>
    <style:style style:name="ce8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3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20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2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3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4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82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8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6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4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4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85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85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Default">
      <style:table-cell-properties style:vertical-align="middle"/>
    </style:style>
    <style:style style:name="ce778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861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878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80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88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88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92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9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96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9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9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982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9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009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05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06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0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0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11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1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32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3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68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4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4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452" style:family="table-cell" style:parent-style-name="Default">
      <style:text-properties style:font-name="Noto Sans1" fo:font-style="normal" style:font-style-asian="normal" style:font-style-complex="normal"/>
    </style:style>
    <style:style style:name="ce14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2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51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5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47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6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$Harcértékek.$B$85]" style:apply-style-name="Piros_5f_háttér" style:base-cell-address="Harcértékek.C84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614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1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61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618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2" style:family="table-cell" style:parent-style-name="Default">
      <style:table-cell-properties fo:border-bottom="none" fo:border-left="none" fo:border-right="none" fo:border-top="2.24pt solid #000000"/>
    </style:style>
    <style:style style:name="ce163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635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676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6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7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783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8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8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8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0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90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915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92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941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4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967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9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97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98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9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9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0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20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201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0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20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202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88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37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6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7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8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106" style:family="table-cell" style:parent-style-name="Default">
      <style:table-cell-properties style:vertical-align="middle"/>
      <style:text-properties style:font-name="Noto Sans1"/>
      <style:map style:condition="cell-content()&gt;[$Harcértékek.$B$85]" style:apply-style-name="Piros_5f_háttér" style:base-cell-address="Harcértékek.C85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8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834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8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84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8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8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8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7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76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72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style:font-name="Noto Sans1"/>
    </style:style>
    <style:style style:name="T17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style:text-line-through-style="solid" style:text-line-through-type="single"/>
    </style:style>
    <style:style style:name="T176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177" style:family="text">
      <style:text-properties fo:color="#ff0000" loext:opacity="100%" fo:font-weight="bold" style:font-weight-asian="bold" style:font-weight-complex="bold"/>
    </style:style>
    <style:style style:name="T17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0" style:family="text">
      <style:text-properties style:font-name="Avenir4"/>
    </style:style>
    <style:style style:name="T181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fo:font-size="7pt"/>
    </style:style>
    <style:style style:name="T58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0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10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1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2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0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4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Noto Sans1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bf0041"/>
    </style:style>
    <style:style style:name="T149" style:family="text">
      <style:text-properties fo:color="#ff0000" fo:font-weight="bold" style:font-weight-asian="bold" style:font-weight-complex="bold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2" style:family="text">
      <style:text-properties style:font-name="Avenir4"/>
    </style:style>
    <style:style style:name="T15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8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0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1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0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1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1039"/>
        <table:table-column table:style-name="co42" table:default-cell-style-name="ce45"/>
        <table:table-column table:style-name="co3" table:number-columns-repeated="5" table:default-cell-style-name="ce45"/>
        <table:table-column table:style-name="co43" table:default-cell-style-name="ce45"/>
        <table:table-column table:style-name="co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42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615"/>
          <table:covered-table-cell table:number-columns-repeated="5" table:style-name="ce525"/>
          <table:covered-table-cell table:number-columns-repeated="2" table:style-name="ce615"/>
          <table:covered-table-cell table:style-name="ce857"/>
          <table:table-cell table:style-name="ce857" table:number-columns-repeated="16374"/>
        </table:table-row>
        <table:table-row table:style-name="ro43">
          <table:table-cell table:style-name="ce594" table:number-columns-spanned="10" table:number-rows-spanned="1"/>
          <table:covered-table-cell table:number-columns-repeated="9" table:style-name="ce623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778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861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F74]" office:value-type="float" office:value="0" calcext:value-type="float">
            <text:p>0</text:p>
          </table:table-cell>
          <table:table-cell table:style-name="ce196" table:content-validation-name="val16" table:formula="of:=[$Harcértékek.G74]" office:value-type="float" office:value="0" calcext:value-type="float">
            <text:p>0</text:p>
          </table:table-cell>
          <table:table-cell table:style-name="ce196" table:content-validation-name="val16" table:formula="of:=[$Harcértékek.H74]" office:value-type="float" office:value="0" calcext:value-type="float">
            <text:p>0</text:p>
          </table:table-cell>
          <table:table-cell table:style-name="ce196" table:content-validation-name="val16"/>
          <table:covered-table-cell table:style-name="ce783"/>
          <table:table-cell table:style-name="ce681" table:number-columns-repeated="16374"/>
        </table:table-row>
        <table:table-row table:style-name="ro2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44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66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63" table:number-columns-repeated="16374"/>
        </table:table-row>
        <table:table-row table:style-name="ro45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857"/>
          <table:table-cell table:style-name="ce45" table:number-columns-repeated="16358"/>
        </table:table-row>
        <table:table-row table:style-name="ro6">
          <table:table-cell table:style-name="ce444" office:value-type="string" calcext:value-type="string">
            <text:p>Használt</text:p>
          </table:table-cell>
          <table:table-cell table:style-name="ce633" table:content-validation-name="val3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457" table:content-validation-name="val5"/>
          <table:table-cell table:style-name="ce481" table:content-validation-name="val9" office:value-type="string" calcext:value-type="string">
            <text:p>Tám/kör</text:p>
          </table:table-cell>
          <table:table-cell table:style-name="ce633" office:value-type="string" calcext:value-type="string">
            <text:p>TÉ/CÉ</text:p>
          </table:table-cell>
          <table:table-cell table:style-name="ce633" office:value-type="string" calcext:value-type="string">
            <text:p>VÉ/Osztó</text:p>
          </table:table-cell>
          <table:table-cell table:style-name="ce836" office:value-type="string" calcext:value-type="string">
            <text:p>SP</text:p>
          </table:table-cell>
          <table:table-cell table:style-name="ce836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857"/>
          <table:table-cell table:style-name="ce45" table:number-columns-repeated="16358"/>
        </table:table-row>
        <table:table-row table:style-name="ro46">
          <table:table-cell table:style-name="ce445" table:content-validation-name="val1" office:value-type="float" office:value="1" calcext:value-type="float">
            <text:p>1</text:p>
          </table:table-cell>
          <table:table-cell table:style-name="ce643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65" table:content-validation-name="val5"/>
          <table:table-cell table:style-name="ce709" table:content-validation-name="val10" table:formula="of:=[$Harcértékek.C43]" office:value-type="float" office:value="1" calcext:value-type="float">
            <text:p>1</text:p>
          </table:table-cell>
          <table:table-cell table:style-name="ce747" table:content-validation-name="val14" table:formula="of:=[$Harcértékek.D43]" office:value-type="float" office:value="4" calcext:value-type="float">
            <text:p>4</text:p>
          </table:table-cell>
          <table:table-cell table:style-name="ce786" table:content-validation-name="val14" table:formula="of:=[$Harcértékek.E43]" office:value-type="float" office:value="27" calcext:value-type="float">
            <text:p>27</text:p>
          </table:table-cell>
          <table:table-cell table:style-name="ce820" table:content-validation-name="val17" table:formula="of:=[$Harcértékek.F43]" office:value-type="string" office:string-value="-5 Z" calcext:value-type="string">
            <text:p>-5 Z</text:p>
          </table:table-cell>
          <table:table-cell table:style-name="ce827" table:content-validation-name="val17" table:formula="of:=[$Harcértékek.G43]" office:value-type="float" office:value="0" calcext:value-type="float">
            <text:p>0</text:p>
          </table:table-cell>
          <table:table-cell table:style-name="ce846" table:content-validation-name="val4" table:number-columns-spanned="2" table:number-rows-spanned="1"/>
          <table:covered-table-cell table:style-name="ce878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643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65" table:content-validation-name="val5"/>
          <table:table-cell table:style-name="ce709" table:content-validation-name="val10" table:formula="of:=[$Harcértékek.C44]" office:value-type="float" office:value="1" calcext:value-type="float">
            <text:p>1</text:p>
          </table:table-cell>
          <table:table-cell table:style-name="ce747" table:content-validation-name="val14" table:formula="of:=[$Harcértékek.D44]" office:value-type="float" office:value="7" calcext:value-type="float">
            <text:p>7</text:p>
          </table:table-cell>
          <table:table-cell table:style-name="ce786" table:content-validation-name="val14" table:formula="of:=[$Harcértékek.E44]" office:value-type="string" office:string-value="" calcext:value-type="error">
            <text:p>#REF!</text:p>
          </table:table-cell>
          <table:table-cell table:style-name="ce820" table:content-validation-name="val17" table:formula="of:=[$Harcértékek.F44]" office:value-type="string" office:string-value="0 Z" calcext:value-type="string">
            <text:p>0 Z</text:p>
          </table:table-cell>
          <table:table-cell table:style-name="ce827" table:content-validation-name="val17" table:formula="of:=[$Harcértékek.G44]" office:value-type="float" office:value="0" calcext:value-type="float">
            <text:p>0</text:p>
          </table:table-cell>
          <table:table-cell table:style-name="ce847" table:number-columns-spanned="2" table:number-rows-spanned="1"/>
          <table:covered-table-cell table:style-name="ce878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1" calcext:value-type="float">
            <text:p>1</text:p>
          </table:table-cell>
          <table:table-cell table:style-name="ce643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65" table:content-validation-name="val5"/>
          <table:table-cell table:style-name="ce709" table:content-validation-name="val10" table:formula="of:=[$Harcértékek.C45]" office:value-type="string" office:string-value="" calcext:value-type="error">
            <text:p>#N/A</text:p>
          </table:table-cell>
          <table:table-cell table:style-name="ce747" table:content-validation-name="val14" table:formula="of:=[$Harcértékek.D45]" office:value-type="string" office:string-value="" calcext:value-type="error">
            <text:p>#N/A</text:p>
          </table:table-cell>
          <table:table-cell table:style-name="ce786" table:content-validation-name="val14" table:formula="of:=[$Harcértékek.E45]" office:value-type="string" office:string-value="" calcext:value-type="error">
            <text:p>#N/A</text:p>
          </table:table-cell>
          <table:table-cell table:style-name="ce820" table:content-validation-name="val17" table:formula="of:=[$Harcértékek.F45]" office:value-type="string" office:string-value="N/A" calcext:value-type="string">
            <text:p>N/A</text:p>
          </table:table-cell>
          <table:table-cell table:style-name="ce827" table:content-validation-name="val17" table:formula="of:=[$Harcértékek.G45]" office:value-type="string" office:string-value="" calcext:value-type="error">
            <text:p>#N/A</text:p>
          </table:table-cell>
          <table:table-cell table:style-name="ce847" table:number-columns-spanned="2" table:number-rows-spanned="1"/>
          <table:covered-table-cell table:style-name="ce878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64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65" table:content-validation-name="val5"/>
          <table:table-cell table:style-name="ce709" table:content-validation-name="val10" table:formula="of:=[$Harcértékek.C46]" office:value-type="string" office:string-value="" calcext:value-type="error">
            <text:p>#N/A</text:p>
          </table:table-cell>
          <table:table-cell table:style-name="ce747" table:content-validation-name="val14" table:formula="of:=[$Harcértékek.D46]" office:value-type="string" office:string-value="" calcext:value-type="error">
            <text:p>#N/A</text:p>
          </table:table-cell>
          <table:table-cell table:style-name="ce786" table:content-validation-name="val14" table:formula="of:=[$Harcértékek.E46]" office:value-type="string" office:string-value="" calcext:value-type="error">
            <text:p>#N/A</text:p>
          </table:table-cell>
          <table:table-cell table:style-name="ce820" table:content-validation-name="val17" table:formula="of:=[$Harcértékek.F46]" office:value-type="string" office:string-value="N/A" calcext:value-type="string">
            <text:p>N/A</text:p>
          </table:table-cell>
          <table:table-cell table:style-name="ce827" table:content-validation-name="val17" table:formula="of:=[$Harcértékek.G46]" office:value-type="string" office:string-value="" calcext:value-type="error">
            <text:p>#N/A</text:p>
          </table:table-cell>
          <table:table-cell table:style-name="ce847" table:number-columns-spanned="2" table:number-rows-spanned="1"/>
          <table:covered-table-cell table:style-name="ce878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64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65" table:content-validation-name="val5"/>
          <table:table-cell table:style-name="ce709" table:content-validation-name="val10" table:formula="of:=[$Harcértékek.C47]" office:value-type="string" office:string-value="" calcext:value-type="error">
            <text:p>#N/A</text:p>
          </table:table-cell>
          <table:table-cell table:style-name="ce747" table:content-validation-name="val14" table:formula="of:=[$Harcértékek.D47]" office:value-type="string" office:string-value="" calcext:value-type="error">
            <text:p>#N/A</text:p>
          </table:table-cell>
          <table:table-cell table:style-name="ce786" table:content-validation-name="val14" table:formula="of:=[$Harcértékek.E47]" office:value-type="string" office:string-value="" calcext:value-type="error">
            <text:p>#N/A</text:p>
          </table:table-cell>
          <table:table-cell table:style-name="ce820" table:content-validation-name="val17" table:formula="of:=[$Harcértékek.F47]" office:value-type="string" office:string-value="N/A" calcext:value-type="string">
            <text:p>N/A</text:p>
          </table:table-cell>
          <table:table-cell table:style-name="ce827" table:content-validation-name="val17" table:formula="of:=[$Harcértékek.G47]" office:value-type="string" office:string-value="" calcext:value-type="error">
            <text:p>#N/A</text:p>
          </table:table-cell>
          <table:table-cell table:style-name="ce847" table:number-columns-spanned="2" table:number-rows-spanned="1"/>
          <table:covered-table-cell table:style-name="ce878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64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65" table:content-validation-name="val5"/>
          <table:table-cell table:style-name="ce709" table:content-validation-name="val10" table:formula="of:=[$Harcértékek.C48]" office:value-type="string" office:string-value="" calcext:value-type="error">
            <text:p>#N/A</text:p>
          </table:table-cell>
          <table:table-cell table:style-name="ce747" table:content-validation-name="val14" table:formula="of:=[$Harcértékek.D48]" office:value-type="string" office:string-value="" calcext:value-type="error">
            <text:p>#N/A</text:p>
          </table:table-cell>
          <table:table-cell table:style-name="ce786" table:content-validation-name="val14" table:formula="of:=[$Harcértékek.E48]" office:value-type="string" office:string-value="" calcext:value-type="error">
            <text:p>#N/A</text:p>
          </table:table-cell>
          <table:table-cell table:style-name="ce820" table:content-validation-name="val17" table:formula="of:=[$Harcértékek.F48]" office:value-type="string" office:string-value="N/A" calcext:value-type="string">
            <text:p>N/A</text:p>
          </table:table-cell>
          <table:table-cell table:style-name="ce827" table:content-validation-name="val17" table:formula="of:=[$Harcértékek.G48]" office:value-type="string" office:string-value="" calcext:value-type="error">
            <text:p>#N/A</text:p>
          </table:table-cell>
          <table:table-cell table:style-name="ce847" table:number-columns-spanned="2" table:number-rows-spanned="1"/>
          <table:covered-table-cell table:style-name="ce878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64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65" table:content-validation-name="val5"/>
          <table:table-cell table:style-name="ce709" table:content-validation-name="val10" table:formula="of:=[$Harcértékek.C49]" office:value-type="string" office:string-value="" calcext:value-type="error">
            <text:p>#N/A</text:p>
          </table:table-cell>
          <table:table-cell table:style-name="ce747" table:content-validation-name="val14" table:formula="of:=[$Harcértékek.D49]" office:value-type="string" office:string-value="" calcext:value-type="error">
            <text:p>#N/A</text:p>
          </table:table-cell>
          <table:table-cell table:style-name="ce786" table:content-validation-name="val14" table:formula="of:=[$Harcértékek.E49]" office:value-type="string" office:string-value="" calcext:value-type="error">
            <text:p>#N/A</text:p>
          </table:table-cell>
          <table:table-cell table:style-name="ce820" table:content-validation-name="val17" table:formula="of:=[$Harcértékek.F49]" office:value-type="string" office:string-value="N/A" calcext:value-type="string">
            <text:p>N/A</text:p>
          </table:table-cell>
          <table:table-cell table:style-name="ce827" table:content-validation-name="val17" table:formula="of:=[$Harcértékek.G49]" office:value-type="string" office:string-value="" calcext:value-type="error">
            <text:p>#N/A</text:p>
          </table:table-cell>
          <table:table-cell table:style-name="ce847" table:number-columns-spanned="2" table:number-rows-spanned="1"/>
          <table:covered-table-cell table:style-name="ce878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8" table:content-validation-name="val1" office:value-type="float" office:value="0" calcext:value-type="float">
            <text:p>0</text:p>
          </table:table-cell>
          <table:table-cell table:style-name="ce644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66" table:content-validation-name="val5"/>
          <table:table-cell table:style-name="ce713" table:content-validation-name="val10" table:formula="of:=[$Harcértékek.C50]" office:value-type="string" office:string-value="" calcext:value-type="error">
            <text:p>#N/A</text:p>
          </table:table-cell>
          <table:table-cell table:style-name="ce748" table:content-validation-name="val14" table:formula="of:=[$Harcértékek.D50]" office:value-type="string" office:string-value="" calcext:value-type="error">
            <text:p>#N/A</text:p>
          </table:table-cell>
          <table:table-cell table:style-name="ce787" table:content-validation-name="val14" table:formula="of:=[$Harcértékek.E50]" office:value-type="string" office:string-value="" calcext:value-type="error">
            <text:p>#N/A</text:p>
          </table:table-cell>
          <table:table-cell table:style-name="ce821" table:content-validation-name="val17" table:formula="of:=[$Harcértékek.F50]" office:value-type="string" office:string-value="N/A" calcext:value-type="string">
            <text:p>N/A</text:p>
          </table:table-cell>
          <table:table-cell table:style-name="ce828" table:content-validation-name="val17" table:formula="of:=[$Harcértékek.G50]" office:value-type="string" office:string-value="" calcext:value-type="error">
            <text:p>#N/A</text:p>
          </table:table-cell>
          <table:table-cell table:style-name="ce848" table:number-columns-spanned="2" table:number-rows-spanned="1"/>
          <table:covered-table-cell table:style-name="ce8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2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45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643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65" table:content-validation-name="val5"/>
          <table:table-cell table:style-name="ce714" table:content-validation-name="val11" table:formula="of:=[$Harcértékek.C51]" office:value-type="string" office:string-value="" calcext:value-type="error">
            <text:p>#N/A</text:p>
          </table:table-cell>
          <table:table-cell table:style-name="ce747" table:content-validation-name="val14" table:formula="of:=[$Harcértékek.D51]" office:value-type="string" office:string-value="" calcext:value-type="error">
            <text:p>#N/A</text:p>
          </table:table-cell>
          <table:table-cell table:style-name="ce788" table:content-validation-name="val14" table:formula="of:=[$Harcértékek.E51]" office:value-type="string" office:string-value="" calcext:value-type="error">
            <text:p>#N/A</text:p>
          </table:table-cell>
          <table:table-cell table:style-name="ce822" table:content-validation-name="val17" table:formula="of:=[$Harcértékek.F51]" office:value-type="string" office:string-value="" calcext:value-type="error">
            <text:p>#N/A</text:p>
          </table:table-cell>
          <table:table-cell table:style-name="ce827" table:content-validation-name="val17" table:formula="of:=[$Harcértékek.G51]" office:value-type="string" office:string-value="-" calcext:value-type="string">
            <text:p>-</text:p>
          </table:table-cell>
          <table:table-cell table:style-name="ce849" table:number-columns-spanned="2" table:number-rows-spanned="1"/>
          <table:covered-table-cell table:style-name="ce878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8" table:content-validation-name="val1" office:value-type="float" office:value="0" calcext:value-type="float">
            <text:p>0</text:p>
          </table:table-cell>
          <table:table-cell table:style-name="ce644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666" table:content-validation-name="val5"/>
          <table:table-cell table:style-name="ce718" table:content-validation-name="val11" table:formula="of:=[$Harcértékek.C52]" office:value-type="string" office:string-value="" calcext:value-type="error">
            <text:p>#N/A</text:p>
          </table:table-cell>
          <table:table-cell table:style-name="ce748" table:content-validation-name="val14" table:formula="of:=[$Harcértékek.D52]" office:value-type="string" office:string-value="" calcext:value-type="error">
            <text:p>#N/A</text:p>
          </table:table-cell>
          <table:table-cell table:style-name="ce790" table:content-validation-name="val14" table:formula="of:=[$Harcértékek.E52]" office:value-type="string" office:string-value="" calcext:value-type="error">
            <text:p>#N/A</text:p>
          </table:table-cell>
          <table:table-cell table:style-name="ce823" table:content-validation-name="val17" table:formula="of:=[$Harcértékek.F52]" office:value-type="string" office:string-value="" calcext:value-type="error">
            <text:p>#N/A</text:p>
          </table:table-cell>
          <table:table-cell table:style-name="ce828" table:content-validation-name="val17" table:formula="of:=[$Harcértékek.G52]" office:value-type="string" office:string-value="-" calcext:value-type="string">
            <text:p>-</text:p>
          </table:table-cell>
          <table:table-cell table:style-name="ce848" table:number-columns-spanned="2" table:number-rows-spanned="1"/>
          <table:covered-table-cell table:style-name="ce8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2">
          <table:table-cell table:style-name="ce594" table:number-columns-spanned="10" table:number-rows-spanned="2"/>
          <table:covered-table-cell table:number-columns-repeated="2" table:style-name="ce623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covered-table-cell table:style-name="ce594"/>
          <table:covered-table-cell table:number-columns-repeated="9" table:style-name="ce623"/>
          <table:table-cell/>
          <table:table-cell table:style-name="Default" table:number-columns-repeated="2"/>
          <table:table-cell table:style-name="ce857"/>
          <table:table-cell table:number-columns-repeated="12"/>
          <table:table-cell table:style-name="ce45" table:number-columns-repeated="16358"/>
        </table:table-row>
        <table:table-row table:style-name="ro45">
          <table:table-cell table:style-name="ce6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645" table:formula="of:=[$Harcértékek.B63]" office:value-type="float" office:value="0" calcext:value-type="float">
            <text:p>0</text:p>
          </table:table-cell>
          <table:table-cell table:style-name="ce589"/>
          <table:table-cell table:style-name="ce722" table:content-validation-name="val9" office:value-type="string" calcext:value-type="string">
            <text:p>Tám/kör</text:p>
          </table:table-cell>
          <table:table-cell table:style-name="ce749" office:value-type="string" calcext:value-type="string">
            <text:p>TÉ</text:p>
          </table:table-cell>
          <table:table-cell table:style-name="ce749" office:value-type="string" calcext:value-type="string">
            <text:p>VÉ</text:p>
          </table:table-cell>
          <table:table-cell table:style-name="ce749" office:value-type="string" calcext:value-type="string">
            <text:p>SP</text:p>
          </table:table-cell>
          <table:table-cell table:style-name="ce829" office:value-type="string" calcext:value-type="string">
            <text:p><text:span text:style-name="T58">Pengehossz </text:span><text:span text:style-name="T59">Σ</text:span></text:p>
          </table:table-cell>
          <table:table-cell table:style-name="ce852" table:number-columns-spanned="2" table:number-rows-spanned="1"/>
          <table:covered-table-cell table:style-name="ce884"/>
          <table:table-cell table:number-columns-repeated="16"/>
          <table:table-cell table:style-name="ce45" table:number-columns-repeated="16358"/>
        </table:table-row>
        <table:table-row table:style-name="ro10">
          <table:covered-table-cell table:style-name="ce458"/>
          <table:table-cell table:style-name="ce646" table:formula="of:=[$Harcértékek.B64]" office:value-type="float" office:value="0" calcext:value-type="float">
            <text:p>0</text:p>
          </table:table-cell>
          <table:table-cell table:style-name="ce668"/>
          <table:table-cell table:style-name="ce728" table:formula="of:=[$Harcértékek.E63]" office:value-type="string" office:string-value="N/A" calcext:value-type="string">
            <text:p>N/A</text:p>
          </table:table-cell>
          <table:table-cell table:style-name="ce750" table:formula="of:=[$Harcértékek.F63]" office:value-type="string" office:string-value="" calcext:value-type="error">
            <text:p>#N/A</text:p>
          </table:table-cell>
          <table:table-cell table:style-name="ce750" table:formula="of:=[$Harcértékek.G63]" office:value-type="string" office:string-value="" calcext:value-type="error">
            <text:p>#N/A</text:p>
          </table:table-cell>
          <table:table-cell table:style-name="ce824" table:content-validation-name="val18" table:formula="of:=[$Harcértékek.H63]" office:value-type="string" office:string-value="" calcext:value-type="error">
            <text:p>#N/A</text:p>
          </table:table-cell>
          <table:table-cell table:style-name="ce824" table:content-validation-name="val18" table:formula="of:=[$Harcértékek.H66]" office:value-type="string" office:string-value="" calcext:value-type="error">
            <text:p>#N/A</text:p>
          </table:table-cell>
          <table:table-cell table:style-name="ce853"/>
          <table:table-cell table:style-name="ce885"/>
          <table:table-cell table:number-columns-repeated="16"/>
          <table:table-cell table:style-name="ce45" table:number-columns-repeated="16358"/>
        </table:table-row>
        <table:table-row table:style-name="ro2">
          <table:table-cell table:number-columns-repeated="10"/>
          <table:table-cell table:style-name="ce857" table:number-columns-repeated="16"/>
          <table:table-cell table:style-name="ce45" table:number-columns-repeated="16358"/>
        </table:table-row>
        <table:table-row table:style-name="ro48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857"/>
          <table:table-cell table:style-name="Default" table:number-columns-repeated="2"/>
          <table:table-cell table:style-name="ce857"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615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71"/>
          <table:table-cell table:style-name="ce732"/>
          <table:table-cell table:style-name="ce764"/>
          <table:table-cell table:style-name="ce799"/>
          <table:table-cell table:style-name="ce615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Default"/>
          <table:table-cell table:style-name="ce678"/>
          <table:table-cell table:style-name="ce733"/>
          <table:table-cell table:style-name="ce766"/>
          <table:table-cell table:style-name="ce802"/>
          <table:table-cell table:style-name="ce615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80"/>
          <table:table-cell table:style-name="ce734"/>
          <table:table-cell table:style-name="ce771"/>
          <table:table-cell table:style-name="ce804"/>
          <table:table-cell table:style-name="ce615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86"/>
          <table:table-cell table:style-name="ce736"/>
          <table:table-cell table:style-name="ce774"/>
          <table:table-cell table:style-name="ce805"/>
          <table:table-cell table:style-name="ce615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87"/>
          <table:table-cell table:style-name="ce738"/>
          <table:table-cell table:style-name="ce775"/>
          <table:table-cell table:style-name="ce806"/>
          <table:table-cell table:style-name="ce615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90"/>
          <table:table-cell table:style-name="ce739"/>
          <table:table-cell table:style-name="ce777"/>
          <table:table-cell table:style-name="ce80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15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615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15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15" table:number-columns-repeated="2"/>
          <table:table-cell table:number-columns-repeated="22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07" office:value-type="string" calcext:value-type="string" table:number-columns-spanned="3" table:number-rows-spanned="1">
            <text:p>ÉP táblázat rossz (cond.format)</text:p>
          </table:table-cell>
          <table:covered-table-cell table:number-columns-repeated="2" table:style-name="ce623"/>
          <table:table-cell table:number-columns-repeated="21"/>
          <table:table-cell table:style-name="ce45" table:number-columns-repeated="16358"/>
        </table:table-row>
        <table:table-row table:style-name="ro2" table:number-rows-repeated="3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2" table:number-rows-repeated="1048525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30:Harc.C30">
            <calcext:condition calcext:apply-style-name="Szürke_háttér" calcext:value="formula-is([$Harcértékek.$D$30]&lt;1)" calcext:base-cell-address="Harc.C30"/>
          </calcext:conditional-format>
          <calcext:conditional-format calcext:target-range-address="Harc.D30:Harc.D30">
            <calcext:condition calcext:apply-style-name="Szürke_háttér" calcext:value="formula-is([$Harcértékek.$D$30]&lt;2)" calcext:base-cell-address="Harc.D30"/>
          </calcext:conditional-format>
          <calcext:conditional-format calcext:target-range-address="Harc.E30:Harc.E30">
            <calcext:condition calcext:apply-style-name="Szürke_háttér" calcext:value="formula-is([$Harcértékek.$D$30]&lt;3)" calcext:base-cell-address="Harc.E30"/>
          </calcext:conditional-format>
          <calcext:conditional-format calcext:target-range-address="Harc.F30:Harc.F30">
            <calcext:condition calcext:apply-style-name="Szürke_háttér" calcext:value="formula-is([$Harcértékek.$D$30]&lt;4)" calcext:base-cell-address="Harc.F30"/>
          </calcext:conditional-format>
          <calcext:conditional-format calcext:target-range-address="Harc.C31:Harc.C31">
            <calcext:condition calcext:apply-style-name="Szürke_háttér" calcext:value="formula-is([$Harcértékek.$D$30]&lt;5)" calcext:base-cell-address="Harc.C31"/>
          </calcext:conditional-format>
          <calcext:conditional-format calcext:target-range-address="Harc.D31:Harc.D31">
            <calcext:condition calcext:apply-style-name="Szürke_háttér" calcext:value="formula-is([$Harcértékek.$D$30]&lt;6)" calcext:base-cell-address="Harc.D31"/>
          </calcext:conditional-format>
          <calcext:conditional-format calcext:target-range-address="Harc.E31:Harc.E31">
            <calcext:condition calcext:apply-style-name="Szürke_háttér" calcext:value="formula-is([$Harcértékek.$D$30]&lt;7)" calcext:base-cell-address="Harc.E31"/>
          </calcext:conditional-format>
          <calcext:conditional-format calcext:target-range-address="Harc.F31:Harc.F31">
            <calcext:condition calcext:apply-style-name="Szürke_háttér" calcext:value="formula-is([$Harcértékek.$D$30]&lt;8)" calcext:base-cell-address="Harc.F31"/>
          </calcext:conditional-format>
          <calcext:conditional-format calcext:target-range-address="Harc.C32:Harc.C32">
            <calcext:condition calcext:apply-style-name="Szürke_háttér" calcext:value="formula-is([$Harcértékek.$D$30]&lt;9)" calcext:base-cell-address="Harc.C32"/>
          </calcext:conditional-format>
          <calcext:conditional-format calcext:target-range-address="Harc.D32:Harc.D32">
            <calcext:condition calcext:apply-style-name="Szürke_háttér" calcext:value="formula-is([$Harcértékek.$D$30]&lt;10)" calcext:base-cell-address="Harc.D32"/>
          </calcext:conditional-format>
          <calcext:conditional-format calcext:target-range-address="Harc.E32:Harc.E32">
            <calcext:condition calcext:apply-style-name="Szürke_háttér" calcext:value="formula-is([$Harcértékek.$D$30]&lt;11)" calcext:base-cell-address="Harc.E32"/>
          </calcext:conditional-format>
          <calcext:conditional-format calcext:target-range-address="Harc.F32:Harc.F32">
            <calcext:condition calcext:apply-style-name="Szürke_háttér" calcext:value="formula-is([$Harcértékek.$D$30]&lt;12)" calcext:base-cell-address="Harc.F32"/>
          </calcext:conditional-format>
          <calcext:conditional-format calcext:target-range-address="Harc.C33:Harc.C33">
            <calcext:condition calcext:apply-style-name="Szürke_háttér" calcext:value="formula-is([$Harcértékek.$D$30]&lt;13)" calcext:base-cell-address="Harc.C33"/>
          </calcext:conditional-format>
          <calcext:conditional-format calcext:target-range-address="Harc.D33:Harc.D33">
            <calcext:condition calcext:apply-style-name="Szürke_háttér" calcext:value="formula-is([$Harcértékek.$D$30]&lt;14)" calcext:base-cell-address="Harc.D33"/>
          </calcext:conditional-format>
          <calcext:conditional-format calcext:target-range-address="Harc.E33:Harc.E33">
            <calcext:condition calcext:apply-style-name="Szürke_háttér" calcext:value="formula-is([$Harcértékek.$D$30]&lt;15)" calcext:base-cell-address="Harc.E33"/>
          </calcext:conditional-format>
          <calcext:conditional-format calcext:target-range-address="Harc.F33:Harc.F33">
            <calcext:condition calcext:apply-style-name="Szürke_háttér" calcext:value="formula-is([$Harcértékek.$D$30]&lt;16)" calcext:base-cell-address="Harc.F33"/>
          </calcext:conditional-format>
          <calcext:conditional-format calcext:target-range-address="Harc.C34:Harc.C34">
            <calcext:condition calcext:apply-style-name="Szürke_háttér" calcext:value="formula-is([$Harcértékek.$D$30]&lt;17)" calcext:base-cell-address="Harc.C34"/>
          </calcext:conditional-format>
          <calcext:conditional-format calcext:target-range-address="Harc.D34:Harc.D34">
            <calcext:condition calcext:apply-style-name="Szürke_háttér" calcext:value="formula-is([$Harcértékek.$D$30]&lt;18)" calcext:base-cell-address="Harc.D34"/>
          </calcext:conditional-format>
          <calcext:conditional-format calcext:target-range-address="Harc.E34:Harc.E34">
            <calcext:condition calcext:apply-style-name="Szürke_háttér" calcext:value="formula-is([$Harcértékek.$D$30]&lt;19)" calcext:base-cell-address="Harc.E34"/>
          </calcext:conditional-format>
          <calcext:conditional-format calcext:target-range-address="Harc.F34:Harc.F34">
            <calcext:condition calcext:apply-style-name="Szürke_háttér" calcext:value="formula-is([$Harcértékek.$D$30]&lt;20)" calcext:base-cell-address="Harc.F34"/>
          </calcext:conditional-format>
          <calcext:conditional-format calcext:target-range-address="Harc.C35:Harc.C35">
            <calcext:condition calcext:apply-style-name="Szürke_háttér" calcext:value="formula-is([$Harcértékek.$D$30]&lt;21)" calcext:base-cell-address="Harc.C35"/>
          </calcext:conditional-format>
          <calcext:conditional-format calcext:target-range-address="Harc.D35:Harc.D35">
            <calcext:condition calcext:apply-style-name="Szürke_háttér" calcext:value="formula-is([$Harcértékek.$D$30]&lt;22)" calcext:base-cell-address="Harc.D35"/>
          </calcext:conditional-format>
          <calcext:conditional-format calcext:target-range-address="Harc.E35:Harc.E35">
            <calcext:condition calcext:apply-style-name="Szürke_háttér" calcext:value="formula-is([$Harcértékek.$D$30]&lt;23)" calcext:base-cell-address="Harc.E35"/>
          </calcext:conditional-format>
          <calcext:conditional-format calcext:target-range-address="Harc.F35:Harc.F35">
            <calcext:condition calcext:apply-style-name="Szürke_háttér" calcext:value="formula-is([$Harcértékek.$D$30]&lt;24)" calcext:base-cell-address="Harc.F35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7" table:default-cell-style-name="ce949"/>
        <table:table-column table:style-name="co48" table:default-cell-style-name="ce949"/>
        <table:table-column table:style-name="co49" table:default-cell-style-name="ce949"/>
        <table:table-column table:style-name="co50" table:default-cell-style-name="ce949"/>
        <table:table-column table:style-name="co11" table:default-cell-style-name="ce949"/>
        <table:table-column table:style-name="co51" table:default-cell-style-name="ce949"/>
        <table:table-column table:style-name="co52" table:default-cell-style-name="ce949"/>
        <table:table-column table:style-name="co14" table:number-columns-repeated="2" table:default-cell-style-name="ce949"/>
        <table:table-column table:style-name="co53" table:default-cell-style-name="ce949"/>
        <table:table-column table:style-name="co54" table:default-cell-style-name="ce949"/>
        <table:table-column table:style-name="co55" table:default-cell-style-name="ce949"/>
        <table:table-column table:style-name="co56" table:default-cell-style-name="ce949"/>
        <table:table-column table:style-name="co57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6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623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623" table:number-columns-repeated="3"/>
          <table:table-cell/>
          <table:table-cell table:style-name="ce949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 Külső:<text:span text:style-name="T60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623" table:number-columns-repeated="3"/>
          <table:table-cell/>
          <table:table-cell table:style-name="ce949" table:number-columns-repeated="16368"/>
        </table:table-row>
        <table:table-row table:style-name="ro6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973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973" table:content-validation-name="val46"/>
          <table:covered-table-cell table:number-columns-repeated="2" table:style-name="ce1009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009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/>
          <table:table-cell/>
          <table:table-cell table:style-name="ce623"/>
          <table:table-cell/>
          <table:table-cell table:style-name="ce949" table:number-columns-repeated="16368"/>
        </table:table-row>
        <table:table-row table:style-name="ro2">
          <table:table-cell table:style-name="ce920" table:number-columns-spanned="11" table:number-rows-spanned="1"/>
          <table:covered-table-cell/>
          <table:covered-table-cell table:number-columns-repeated="9" table:style-name="ce623"/>
          <table:table-cell table:style-name="ce623" table:number-columns-repeated="4"/>
          <table:table-cell/>
          <table:table-cell table:style-name="ce949" table:number-columns-repeated="16368"/>
        </table:table-row>
        <table:table-row table:style-name="ro11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623"/>
          <table:covered-table-cell table:number-columns-repeated="4" table:style-name="ce980"/>
          <table:covered-table-cell table:style-name="ce310"/>
          <table:table-cell table:style-name="ce594"/>
          <table:table-cell table:style-name="ce623" table:number-columns-repeated="3"/>
          <table:table-cell/>
          <table:table-cell table:style-name="ce949" table:number-columns-repeated="16368"/>
        </table:table-row>
        <table:table-row table:style-name="ro43">
          <table:table-cell table:style-name="ce15" table:number-columns-spanned="11" table:number-rows-spanned="1"/>
          <table:covered-table-cell/>
          <table:covered-table-cell table:number-columns-repeated="8" table:style-name="ce623"/>
          <table:covered-table-cell table:style-name="ce311"/>
          <table:table-cell table:style-name="ce594"/>
          <table:table-cell table:style-name="ce623" table:number-columns-repeated="3"/>
          <table:table-cell/>
          <table:table-cell table:style-name="ce949" table:number-columns-repeated="16368"/>
        </table:table-row>
        <table:table-row table:style-name="ro6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82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623"/>
          <table:table-cell table:style-name="ce623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982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94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6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23"/>
          <table:table-cell table:style-name="ce623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982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6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623"/>
          <table:table-cell table:style-name="ce920" table:number-columns-spanned="5" table:number-rows-spanned="1"/>
          <table:covered-table-cell table:number-columns-repeated="4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2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623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2">
          <table:table-cell table:style-name="ce23" table:number-columns-spanned="5" table:number-rows-spanned="1"/>
          <table:covered-table-cell/>
          <table:covered-table-cell table:number-columns-repeated="3" table:style-name="ce623"/>
          <table:table-cell table:style-name="ce623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2">
          <table:table-cell table:style-name="ce92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929"/>
          <table:table-cell table:style-name="ce155" table:content-validation-name="val52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623"/>
          <table:table-cell table:style-name="ce920" table:number-columns-spanned="5" table:number-rows-spanned="1"/>
          <table:covered-table-cell table:number-columns-repeated="4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2">
          <table:table-cell table:style-name="ce92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929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623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2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23"/>
          <table:table-cell table:style-name="ce623"/>
          <table:table-cell table:style-name="ce920" table:number-columns-spanned="5" table:number-rows-spanned="1"/>
          <table:covered-table-cell table:number-columns-repeated="4" table:style-name="ce623"/>
          <table:table-cell table:style-name="ce594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6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623"/>
          <table:table-cell table:style-name="ce187" office:value-type="string" calcext:value-type="string" table:number-columns-spanned="4" table:number-rows-spanned="1">
            <text:p><text:span text:style-name="T61">Harcmodor képzettségek </text:span><text:span text:style-name="T64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623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075"/>
          <table:covered-table-cell/>
          <table:table-cell table:style-name="ce107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94" table:number-columns-repeated="2"/>
          <table:table-cell table:style-name="ce367"/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987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623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07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4" table:number-columns-repeated="2"/>
          <table:table-cell table:style-name="ce623" table:number-columns-repeated="2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987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623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07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4" table:number-columns-repeated="2"/>
          <table:table-cell table:style-name="ce623" table:number-columns-repeated="2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987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623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07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94" table:number-columns-repeated="2"/>
          <table:table-cell table:style-name="ce623" table:number-columns-repeated="2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987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623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076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87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623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987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623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Harcmodor képzettségek</text:p>
          </table:table-cell>
          <table:table-cell table:style-name="ce594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987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623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94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87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623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4" table:content-validation-name="val99" office:value-type="string" calcext:value-type="string">
            <text:p>Primer világi képzettség</text:p>
          </table:table-cell>
          <table:table-cell table:style-name="ce594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623"/>
          <table:covered-table-cell table:style-name="ce141"/>
          <table:table-cell table:style-name="ce623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Harci Fortélyok</text:p>
          </table:table-cell>
          <table:table-cell table:style-name="ce594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82" table:content-validation-name="val45"/>
          <table:table-cell table:style-name="ce791"/>
          <table:table-cell table:style-name="ce623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076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Misztikus fortélyok</text:p>
          </table:table-cell>
          <table:table-cell table:style-name="ce594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623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623"/>
          <table:table-cell/>
          <table:table-cell table:style-name="ce949" table:number-columns-repeated="16368"/>
        </table:table-row>
        <table:table-row table:style-name="ro2">
          <table:table-cell table:style-name="ce623" table:number-columns-spanned="5" table:number-rows-spanned="1"/>
          <table:covered-table-cell/>
          <table:covered-table-cell table:number-columns-repeated="3" table:style-name="ce623"/>
          <table:table-cell table:style-name="ce623"/>
          <table:table-cell table:style-name="ce920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623"/>
          <table:table-cell/>
          <table:table-cell table:style-name="ce949" table:number-columns-repeated="16368"/>
        </table:table-row>
        <table:table-row table:style-name="ro6">
          <table:table-cell table:style-name="ce47" office:value-type="string" calcext:value-type="string" table:number-columns-spanned="4" table:number-rows-spanned="1">
            <text:p><text:span text:style-name="T61">Primer világi képzettségek</text:span><text:span text:style-name="T62"> </text:span><text:span text:style-name="T63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623"/>
          <table:table-cell table:style-name="ce199" office:value-type="string" calcext:value-type="string" table:number-columns-spanned="4" table:number-rows-spanned="1">
            <text:p><text:span text:style-name="T65">Harci fortélyok  </text:span><text:span text:style-name="T66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60"/>
          <table:table-cell table:style-name="ce96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623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961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1110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1320" table:content-validation-name="val102"/>
          <table:table-cell/>
          <table:table-cell table:style-name="ce949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961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1110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20" table:content-validation-name="val69"/>
          <table:table-cell/>
          <table:table-cell table:style-name="ce949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961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1110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20" table:content-validation-name="val103"/>
          <table:table-cell/>
          <table:table-cell table:style-name="ce949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961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1110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20" table:content-validation-name="val104"/>
          <table:table-cell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1110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20" table:content-validation-name="val105"/>
          <table:table-cell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1110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20" table:content-validation-name="val73"/>
          <table:table-cell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1110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320" table:content-validation-name="val74"/>
          <table:table-cell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105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3]) ;&quot;&quot;;VLOOKUP([.$G4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4]) ;&quot;&quot;;VLOOKUP([.$G44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60"/>
          <table:table-cell table:style-name="ce96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961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96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23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6]) ;&quot;&quot;;VLOOKUP([.$G56];fortelyok_altalanos_full;2;0))">
            <text:p/>
          </table:table-cell>
          <table:table-cell table:style-name="ce1266" table:content-validation-name="val92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7]) ;&quot;&quot;;VLOOKUP([.$G5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623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1325" table:content-validation-name="val100"/>
          <table:table-cell table:style-name="ce949" table:number-columns-repeated="16368"/>
        </table:table-row>
        <table:table-row table:style-name="ro6">
          <table:table-cell table:style-name="ce946" table:content-validation-name="val29" table:number-columns-spanned="3" table:number-rows-spanned="1"/>
          <table:covered-table-cell table:number-columns-repeated="2" table:style-name="ce96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62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6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62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1175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>
          <table:table-cell table:style-name="ce920" table:number-columns-spanned="5" table:number-rows-spanned="1"/>
          <table:covered-table-cell table:number-columns-repeated="4"/>
          <table:table-cell/>
          <table:table-cell table:style-name="ce1062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1175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9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2" table:number-rows-repeated="1048497">
          <table:table-cell table:number-columns-repeated="16"/>
          <table:table-cell table:style-name="ce949" table:number-columns-repeated="16368"/>
        </table:table-row>
        <table:table-row table:style-name="ro2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452"/>
        <table:table-column table:style-name="co59" table:default-cell-style-name="ce1452"/>
        <table:table-column table:style-name="co60" table:default-cell-style-name="ce1452"/>
        <table:table-column table:style-name="co61" table:default-cell-style-name="ce1452"/>
        <table:table-column table:style-name="co62" table:default-cell-style-name="ce1452"/>
        <table:table-column table:style-name="co63" table:default-cell-style-name="ce1452"/>
        <table:table-column table:style-name="co64" table:default-cell-style-name="ce1452"/>
        <table:table-column table:style-name="co62" table:number-columns-repeated="2" table:default-cell-style-name="ce1452"/>
        <table:table-column table:style-name="co65" table:default-cell-style-name="ce1452"/>
        <table:table-column table:style-name="co66" table:default-cell-style-name="ce1452"/>
        <table:table-column table:style-name="co82" table:default-cell-style-name="ce1452"/>
        <table:table-column table:style-name="co83" table:default-cell-style-name="ce1452"/>
        <table:table-column table:style-name="co84" table:default-cell-style-name="ce1452"/>
        <table:table-column table:style-name="co85" table:default-cell-style-name="ce1452"/>
        <table:table-column table:style-name="co44" table:default-cell-style-name="ce1108"/>
        <table:table-column table:style-name="co86" table:default-cell-style-name="ce636"/>
        <table:table-column table:style-name="co87" table:default-cell-style-name="ce594"/>
        <table:table-column table:style-name="co88" table:default-cell-style-name="ce525"/>
        <table:table-column table:style-name="co89" table:default-cell-style-name="ce594"/>
        <table:table-column table:style-name="co37" table:default-cell-style-name="ce594"/>
        <table:table-column table:style-name="co108" table:default-cell-style-name="ce594"/>
        <table:table-column table:style-name="co109" table:default-cell-style-name="ce594"/>
        <table:table-column table:style-name="co110" table:default-cell-style-name="ce594"/>
        <table:table-column table:style-name="co111" table:default-cell-style-name="ce594"/>
        <table:table-column table:style-name="co37" table:default-cell-style-name="ce1241"/>
        <table:table-column table:style-name="co37" table:number-columns-repeated="2" table:default-cell-style-name="ce594"/>
        <table:table-column table:style-name="co37" table:number-columns-repeated="231"/>
        <table:table-column table:style-name="co3" table:number-columns-repeated="16125"/>
        <table:table-row table:style-name="ro42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615"/>
          <table:covered-table-cell table:number-columns-repeated="5" table:style-name="ce525"/>
          <table:covered-table-cell table:number-columns-repeated="2" table:style-name="ce615"/>
          <table:table-cell table:style-name="ce615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3">
          <table:table-cell table:style-name="ce615"/>
          <table:table-cell table:style-name="ce615" table:number-columns-spanned="6" table:number-rows-spanned="1"/>
          <table:covered-table-cell table:number-columns-repeated="5" table:style-name="ce615"/>
          <table:table-cell table:style-name="ce615" table:number-columns-repeated="3"/>
          <table:table-cell table:style-name="ce1067" table:number-columns-spanned="5" table:number-rows-spanned="1"/>
          <table:covered-table-cell table:number-columns-repeated="3" table:style-name="ce615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145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457" table:content-validation-name="val145" office:value-type="string" calcext:value-type="string">
            <text:p>Módosítók</text:p>
          </table:table-cell>
          <table:table-cell table:style-name="ce1457" table:content-validation-name="val152" office:value-type="string" calcext:value-type="string">
            <text:p>Összesen</text:p>
          </table:table-cell>
          <table:table-cell table:style-name="ce615"/>
          <table:table-cell table:style-name="ce1553" office:value-type="string" calcext:value-type="string" table:number-columns-spanned="2" table:number-rows-spanned="1">
            <text:p>Összesen felvett HM:</text:p>
          </table:table-cell>
          <table:covered-table-cell table:style-name="ce615"/>
          <table:table-cell table:style-name="ce1025" table:content-validation-name="val172" table:formula="of:=SUM([.B4:.B5])" office:value-type="float" office:value="0" calcext:value-type="float">
            <text:p>0 HM</text:p>
          </table:table-cell>
          <table:table-cell table:style-name="ce615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6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0" calcext:value-type="float">
            <text:p>0</text:p>
          </table:table-cell>
          <table:table-cell table:style-name="ce1509" table:content-validation-name="val131" office:value-type="float" office:value="7" calcext:value-type="float">
            <text:p>7</text:p>
          </table:table-cell>
          <table:table-cell table:style-name="ce1509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1583" table:content-validation-name="val153" table:formula="of:=[.C4]+[.B4]+[.D4]" office:value-type="float" office:value="7" calcext:value-type="float">
            <text:p>7</text:p>
          </table:table-cell>
          <table:table-cell table:style-name="ce615"/>
          <table:table-cell table:style-name="ce1553" office:value-type="string" calcext:value-type="string" table:number-columns-spanned="2" table:number-rows-spanned="1">
            <text:p>Max felvehető HM:</text:p>
          </table:table-cell>
          <table:covered-table-cell table:style-name="ce615"/>
          <table:table-cell table:style-name="ce1683" table:content-validation-name="val173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615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6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0" calcext:value-type="float">
            <text:p>0</text:p>
          </table:table-cell>
          <table:table-cell table:style-name="ce1509" table:content-validation-name="val131" office:value-type="float" office:value="30" calcext:value-type="float">
            <text:p>30</text:p>
          </table:table-cell>
          <table:table-cell table:style-name="ce1509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1583" table:content-validation-name="val154" table:formula="of:=[.C5]+[.B5]+[.D5]" office:value-type="float" office:value="30" calcext:value-type="float">
            <text:p>30</text:p>
          </table:table-cell>
          <table:table-cell table:style-name="ce615" table:number-columns-repeated="5"/>
          <table:table-cell table:style-name="ce1070"/>
          <table:table-cell table:style-name="ce1472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6"/>
          <table:table-cell table:style-name="ce1553" office:value-type="string" calcext:value-type="string" table:number-columns-spanned="2" table:number-rows-spanned="1">
            <text:p>Össz felvett CM:</text:p>
          </table:table-cell>
          <table:covered-table-cell table:style-name="ce615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615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6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1509" table:content-validation-name="val132" office:value-type="float" office:value="-15" calcext:value-type="float">
            <text:p>-15</text:p>
          </table:table-cell>
          <table:table-cell table:style-name="ce619" table:content-validation-name="val148" table:formula="of:=[Alapértékek.C25]" office:value-type="float" office:value="0" calcext:value-type="float">
            <text:p>0</text:p>
          </table:table-cell>
          <table:table-cell table:style-name="ce1583" table:content-validation-name="val155" table:formula="of:=[.C7]+[.B7]+[.D7]" office:value-type="float" office:value="-15" calcext:value-type="float">
            <text:p>-15</text:p>
          </table:table-cell>
          <table:table-cell table:style-name="ce615"/>
          <table:table-cell table:style-name="ce1553" office:value-type="string" calcext:value-type="string" table:number-columns-spanned="2" table:number-rows-spanned="1">
            <text:p>Max felvehető CM:</text:p>
          </table:table-cell>
          <table:covered-table-cell table:style-name="ce615"/>
          <table:table-cell table:style-name="ce1683" table:content-validation-name="val174" table:formula="of:=[Data.C19]*[Alapértékek.$D$9]" office:value-type="float" office:value="10" calcext:value-type="float">
            <text:p>10 HM</text:p>
          </table:table-cell>
          <table:table-cell table:style-name="ce615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778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/>
          <table:table-cell table:style-name="ce525" table:number-columns-repeated="4"/>
          <table:table-cell table:style-name="ce615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50" calcext:value-type="float">
            <text:p>350</text:p>
          </table:table-cell>
          <table:table-cell table:style-name="ce615"/>
          <table:table-cell table:style-name="ce1553" office:value-type="string" calcext:value-type="string">
            <text:p>KP HM-re:</text:p>
          </table:table-cell>
          <table:table-cell table:style-name="ce789" table:content-validation-name="val156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553" office:value-type="string" calcext:value-type="string" table:number-columns-spanned="2" table:number-rows-spanned="1">
            <text:p>Átlag HM</text:p>
          </table:table-cell>
          <table:covered-table-cell table:style-name="ce615"/>
          <table:table-cell table:style-name="ce1032" table:content-validation-name="val175" table:formula="of:=(([.I3]+[.I6])/[Alapértékek.D9])" office:value-type="float" office:value="0" calcext:value-type="float">
            <text:p>0 HM</text:p>
          </table:table-cell>
          <table:table-cell table:style-name="ce615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780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949" table:number-columns-repeated="5"/>
          <table:table-cell table:style-name="ce615"/>
          <table:table-cell table:style-name="ce949" table:number-columns-repeated="3"/>
          <table:table-cell table:style-name="ce615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615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778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5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10" table:content-validation-name="val133" office:value-type="string" calcext:value-type="string">
            <text:p>Szint</text:p>
          </table:table-cell>
          <table:table-cell table:style-name="ce1510" office:value-type="string" calcext:value-type="string">
            <text:p>TÉ/CÉ</text:p>
          </table:table-cell>
          <table:table-cell table:style-name="ce1510" office:value-type="string" calcext:value-type="string">
            <text:p>VÉ</text:p>
          </table:table-cell>
          <table:table-cell table:style-name="ce1510" table:content-validation-name="val163" office:value-type="string" calcext:value-type="string">
            <text:p>Harckeret</text:p>
          </table:table-cell>
          <table:table-cell table:style-name="ce1510" table:number-columns-spanned="2" table:number-rows-spanned="1"/>
          <table:covered-table-cell table:style-name="ce957"/>
          <table:table-cell table:style-name="ce1547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94"/>
          <table:table-cell/>
          <table:table-cell table:style-name="ce1862"/>
          <table:table-cell table:number-columns-repeated="9"/>
          <table:table-cell table:style-name="ce949" table:number-columns-repeated="16356"/>
        </table:table-row>
        <table:table-row table:style-name="ro51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0" calcext:value-type="float">
            <text:p>0</text:p>
          </table:table-cell>
          <table:table-cell table:style-name="ce743" table:content-validation-name="val120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615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780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783"/>
          <table:covered-table-cell table:style-name="ce1415"/>
          <table:table-cell table:style-name="ce1545"/>
          <table:table-cell table:style-name="ce949"/>
          <table:table-cell table:style-name="ce594"/>
          <table:table-cell table:number-columns-repeated="11"/>
          <table:table-cell table:style-name="ce949" table:number-columns-repeated="16356"/>
        </table:table-row>
        <table:table-row table:style-name="ro5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94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0" calcext:value-type="float">
            <text:p>0</text:p>
          </table:table-cell>
          <table:table-cell table:style-name="ce743" table:content-validation-name="val120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615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780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783"/>
          <table:covered-table-cell table:style-name="ce1415"/>
          <table:table-cell table:style-name="ce1545"/>
          <table:table-cell table:style-name="ce949"/>
          <table:table-cell table:style-name="ce594"/>
          <table:table-cell table:number-columns-repeated="11"/>
          <table:table-cell table:style-name="ce949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615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94"/>
          <table:table-cell table:number-columns-repeated="11"/>
          <table:table-cell table:style-name="ce949" table:number-columns-repeated="16356"/>
        </table:table-row>
        <table:table-row table:style-name="ro2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0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4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615"/>
          <table:table-cell table:style-name="ce1094" table:content-validation-name="val177" office:value-type="float" office:value="0" calcext:value-type="float">
            <text:p>0</text:p>
          </table:table-cell>
          <table:table-cell table:style-name="ce1783" table:number-columns-repeated="2"/>
          <table:table-cell table:style-name="ce1202"/>
          <table:table-cell table:style-name="ce1545"/>
          <table:table-cell table:style-name="ce949"/>
          <table:table-cell table:style-name="ce594"/>
          <table:table-cell table:number-columns-repeated="11"/>
          <table:table-cell table:style-name="ce949" table:number-columns-repeated="16356"/>
        </table:table-row>
        <table:table-row table:style-name="ro2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94"/>
          <table:table-cell/>
          <table:table-cell table:style-name="ce594"/>
          <table:table-cell table:number-columns-repeated="9"/>
          <table:table-cell table:style-name="ce949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615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94"/>
          <table:table-cell/>
          <table:table-cell table:style-name="ce594"/>
          <table:table-cell table:number-columns-repeated="9"/>
          <table:table-cell table:style-name="ce949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615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94"/>
          <table:table-cell/>
          <table:table-cell table:style-name="ce594"/>
          <table:table-cell table:number-columns-repeated="9"/>
          <table:table-cell table:style-name="ce949" table:number-columns-repeated="16356"/>
        </table:table-row>
        <table:table-row table:style-name="ro52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615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94"/>
          <table:table-cell/>
          <table:table-cell table:style-name="ce594"/>
          <table:table-cell table:number-columns-repeated="9"/>
          <table:table-cell table:style-name="ce949" table:number-columns-repeated="16356"/>
        </table:table-row>
        <table:table-row table:style-name="ro2">
          <table:table-cell table:style-name="ce949" table:number-columns-repeated="9"/>
          <table:table-cell table:style-name="ce615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2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2">
          <table:table-cell table:style-name="ce1346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515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15" office:value-type="string" calcext:value-type="string">
            <text:p>SP</text:p>
          </table:table-cell>
          <table:table-cell table:style-name="ce1515" office:value-type="string" calcext:value-type="string">
            <text:p>Pengehossz</text:p>
          </table:table-cell>
          <table:table-cell table:style-name="ce1515" office:value-type="string" calcext:value-type="string" table:number-columns-spanned="4" table:number-rows-spanned="1">
            <text:p>Komment</text:p>
          </table:table-cell>
          <table:covered-table-cell table:style-name="ce1472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53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5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62"/>
          <table:table-cell table:number-columns-repeated="8"/>
          <table:table-cell table:style-name="ce949" table:number-columns-repeated="16357"/>
        </table:table-row>
        <table:table-row table:style-name="ro53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6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7" table:content-validation-name="val107"/>
          <table:table-cell table:style-name="ce635" table:content-validation-name="val121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6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5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8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84" table:formula="of:=IF([.$X27] = 1; &quot;/&quot; &amp; ([.$U27] + 2); &quot;&quot;)">
            <text:p/>
          </table:table-cell>
          <table:table-cell table:style-name="ce18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7" table:content-validation-name="val107"/>
          <table:table-cell table:style-name="ce635" table:content-validation-name="val121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6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8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84" table:formula="of:=IF([.$X28] = 1; &quot;/&quot; &amp; ([.$U28] + 2); &quot;&quot;)">
            <text:p/>
          </table:table-cell>
          <table:table-cell table:style-name="ce18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7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6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52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8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84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6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52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8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84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52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8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84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52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8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84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136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1368"/>
          <table:table-cell table:style-name="ce796" office:value-type="string" calcext:value-type="string">
            <text:p>Erőbónusz</text:p>
          </table:table-cell>
          <table:table-cell table:style-name="ce859" table:content-validation-name="val167" table:formula="of:=[$Data.$C$31]" office:value-type="float" office:value="0" calcext:value-type="float">
            <text:p>0</text:p>
          </table:table-cell>
          <table:table-cell table:style-name="ce949"/>
          <table:table-cell table:style-name="ce1368" table:number-columns-spanned="2" table:number-rows-spanned="1"/>
          <table:covered-table-cell table:style-name="ce136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5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8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8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6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854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854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854"/>
          <table:covered-table-cell table:style-name="ce426"/>
          <table:table-cell/>
          <table:table-cell table:style-name="ce949" table:number-columns-repeated="16357"/>
        </table:table-row>
        <table:table-row table:style-name="ro2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472"/>
          <table:table-cell table:style-name="ce1472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854"/>
          <table:table-cell table:style-name="ce949"/>
          <table:table-cell table:style-name="ce1854"/>
          <table:table-cell table:style-name="ce949" table:number-columns-repeated="2"/>
          <table:table-cell table:style-name="ce1854"/>
          <table:table-cell table:style-name="ce949"/>
          <table:table-cell table:style-name="ce1854"/>
          <table:table-cell table:style-name="ce375"/>
          <table:table-cell/>
          <table:table-cell table:style-name="ce949" table:number-columns-repeated="16357"/>
        </table:table-row>
        <table:table-row table:style-name="ro2">
          <table:table-cell table:style-name="ce1346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515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15" office:value-type="string" calcext:value-type="string">
            <text:p>SP</text:p>
          </table:table-cell>
          <table:table-cell table:style-name="ce1515" office:value-type="string" calcext:value-type="string" table:number-columns-spanned="2" table:number-rows-spanned="1">
            <text:p>Hatótáv + Komment</text:p>
          </table:table-cell>
          <table:covered-table-cell table:style-name="ce1472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854"/>
          <table:table-cell table:style-name="ce949"/>
          <table:table-cell table:style-name="ce1854"/>
          <table:table-cell table:style-name="ce949" table:number-columns-repeated="2"/>
          <table:table-cell table:style-name="ce1854"/>
          <table:table-cell table:style-name="ce949"/>
          <table:table-cell table:style-name="ce1854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54">
          <table:table-cell table:style-name="ce136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854"/>
          <table:table-cell table:style-name="ce949"/>
          <table:table-cell table:style-name="ce1854"/>
          <table:table-cell table:style-name="ce949" table:number-columns-repeated="2"/>
          <table:table-cell table:style-name="ce1854"/>
          <table:table-cell table:style-name="ce949"/>
          <table:table-cell table:style-name="ce1854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6">
          <table:table-cell table:style-name="ce136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852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88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8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6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1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615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55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56">
          <table:table-cell table:style-name="ce556" table:content-validation-name="val3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615"/>
          <table:table-cell table:style-name="Default" table:number-columns-repeated="3"/>
          <table:table-cell table:style-name="ce615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 table:style-name="ce615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6" table:formula="of:=[.F26]" office:value-type="string" office:string-value="0 Z" calcext:value-type="string">
            <text:p>0 Z</text:p>
          </table:table-cell>
          <table:table-cell table:style-name="ce914" table:content-validation-name="val166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615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7]" office:value-type="string" office:string-value="N/A" calcext:value-type="string">
            <text:p>N/A</text:p>
          </table:table-cell>
          <table:table-cell table:style-name="ce914" table:content-validation-name="val166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 table:style-name="ce615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8]" office:value-type="string" office:string-value="N/A" calcext:value-type="string">
            <text:p>N/A</text:p>
          </table:table-cell>
          <table:table-cell table:style-name="ce914" table:content-validation-name="val166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 table:style-name="ce615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9]" office:value-type="string" office:string-value="N/A" calcext:value-type="string">
            <text:p>N/A</text:p>
          </table:table-cell>
          <table:table-cell table:style-name="ce914" table:content-validation-name="val166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0]" office:value-type="string" office:string-value="N/A" calcext:value-type="string">
            <text:p>N/A</text:p>
          </table:table-cell>
          <table:table-cell table:style-name="ce914" table:content-validation-name="val166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5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1]" office:value-type="string" office:string-value="N/A" calcext:value-type="string">
            <text:p>N/A</text:p>
          </table:table-cell>
          <table:table-cell table:style-name="ce914" table:content-validation-name="val166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5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526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526" table:content-validation-name="val166" table:formula="of:=[.F32]" office:value-type="string" office:string-value="N/A" calcext:value-type="string">
            <text:p>N/A</text:p>
          </table:table-cell>
          <table:table-cell table:style-name="ce1514" table:content-validation-name="val166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615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54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530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530" table:content-validation-name="val168" table:formula="of:=[.F37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54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530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8" table:formula="of:=[.F38]" office:value-type="string" office:string-value="" calcext:value-type="error">
            <text:p>#N/A</text:p>
          </table:table-cell>
          <table:table-cell table:style-name="ce918" table:content-validation-name="val168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615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9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49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615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615"/>
          <table:table-cell table:style-name="ce949" table:number-columns-repeated="16374"/>
        </table:table-row>
        <table:table-row table:style-name="ro11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2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645" table:number-columns-spanned="2" table:number-rows-spanned="1"/>
          <table:covered-table-cell table:style-name="ce1645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2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646" table:number-columns-spanned="2" table:number-rows-spanned="1"/>
          <table:covered-table-cell table:style-name="ce1646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94"/>
          <table:table-cell table:style-name="ce1257"/>
          <table:table-cell table:style-name="ce949" table:number-columns-repeated="16369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94"/>
          <table:table-cell table:style-name="ce949" table:number-columns-repeated="2"/>
          <table:table-cell table:style-name="ce594"/>
          <table:table-cell table:number-columns-repeated="11"/>
          <table:table-cell table:style-name="ce949" table:number-columns-repeated="16356"/>
        </table:table-row>
        <table:table-row table:style-name="ro11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0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7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9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615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2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2">
          <table:table-cell table:style-name="ce1401"/>
          <table:table-cell table:number-columns-repeated="8"/>
          <table:table-cell table:style-name="ce1547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62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5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592" table:content-validation-name="val9" office:value-type="string" calcext:value-type="string">
            <text:p>Tám/kör</text:p>
          </table:table-cell>
          <table:table-cell table:style-name="ce1592" office:value-type="string" calcext:value-type="string">
            <text:p>TÉ</text:p>
          </table:table-cell>
          <table:table-cell table:style-name="ce1592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547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6">
          <table:table-cell table:style-name="ce1404" table:content-validation-name="val114" office:value-type="string" calcext:value-type="string">
            <text:p><text:s text:c="3"/>Elsődleges fegyver</text:p>
          </table:table-cell>
          <table:table-cell table:style-name="ce1496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547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6">
          <table:table-cell table:style-name="ce1404" table:content-validation-name="val114" office:value-type="string" calcext:value-type="string">
            <text:p><text:s text:c="3"/>Másodlagos fegyver</text:p>
          </table:table-cell>
          <table:table-cell table:style-name="ce1496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2">
          <table:table-cell table:style-name="ce571"/>
          <table:table-cell table:style-name="ce1472" table:number-columns-repeated="3"/>
          <table:table-cell table:style-name="ce636" table:number-columns-repeated="3"/>
          <table:table-cell table:style-name="ce1673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862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6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572" office:value-type="string" calcext:value-type="string">
            <text:p>Harckeret</text:p>
          </table:table-cell>
          <table:table-cell table:style-name="ce810" table:content-validation-name="val158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572"/>
          <table:table-cell table:style-name="ce996" table:content-validation-name="val170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547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2">
          <table:table-cell table:style-name="ce1401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49">
          <table:table-cell table:style-name="ce1484" office:value-type="string" calcext:value-type="string" table:number-columns-spanned="8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1527"/>
          <table:covered-table-cell table:number-columns-repeated="2" table:style-name="ce64"/>
          <table:covered-table-cell table:number-columns-repeated="2" table:style-name="ce1632"/>
          <table:covered-table-cell table:style-name="ce897"/>
          <table:table-cell table:style-name="ce949"/>
          <table:table-cell table:style-name="ce1547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6">
          <table:table-cell table:style-name="ce1485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614" table:content-validation-name="val159" office:value-type="float" office:value="50" calcext:value-type="float">
            <text:p>50 %</text:p>
          </table:table-cell>
          <table:table-cell table:style-name="ce1633" office:value-type="string" calcext:value-type="string" table:number-columns-spanned="2" table:number-rows-spanned="1">
            <text:p>Merevvértviselet fortély</text:p>
          </table:table-cell>
          <table:covered-table-cell table:style-name="ce1652"/>
          <table:table-cell table:style-name="ce1676" table:content-validation-name="val171" table:formula="of:=[$Alapértékek.J33]" office:value-type="float" office:value="0" calcext:value-type="float">
            <text:p>0. fok</text:p>
          </table:table-cell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6">
          <table:table-cell table:style-name="ce1404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500" table:content-validation-name="val127" table:number-columns-spanned="2" table:number-rows-spanned="1"/>
          <table:covered-table-cell table:style-name="ce737"/>
          <table:table-cell table:style-name="ce1598"/>
          <table:table-cell table:style-name="ce1615" table:content-validation-name="val28"/>
          <table:table-cell table:style-name="ce1634"/>
          <table:table-cell table:style-name="ce949"/>
          <table:table-cell table:style-name="ce1545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6">
          <table:table-cell table:style-name="ce1404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1500"/>
          <table:table-cell table:style-name="ce1599" office:value-type="string" calcext:value-type="string">
            <text:p>TÉ büntetés</text:p>
          </table:table-cell>
          <table:table-cell table:style-name="ce1616" table:content-validation-name="val160" table:formula="of:=IFNA(IF([.H69]=1;-[.$L$79]; 0); 0)" office:value-type="float" office:value="0" calcext:value-type="float">
            <text:p>0</text:p>
          </table:table-cell>
          <table:table-cell table:style-name="ce1635" table:content-validation-name="val15" office:value-type="string" calcext:value-type="string" table:number-columns-spanned="3" table:number-rows-spanned="1">
            <text:p>SFÉ</text:p>
          </table:table-cell>
          <table:covered-table-cell table:style-name="ce1653"/>
          <table:covered-table-cell table:style-name="ce167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6">
          <table:table-cell table:style-name="ce1404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500" table:content-validation-name="val129" table:number-columns-spanned="2" table:number-rows-spanned="1"/>
          <table:covered-table-cell table:style-name="ce1500"/>
          <table:table-cell table:style-name="ce1600"/>
          <table:table-cell table:style-name="ce1617" table:content-validation-name="val16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677" office:value-type="string" calcext:value-type="string">
            <text:p>Zúzó</text:p>
          </table:table-cell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6">
          <table:table-cell table:style-name="ce14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502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1502"/>
          <table:table-cell table:style-name="ce1601" table:content-validation-name="val151" office:value-type="string" calcext:value-type="string">
            <text:p>Akt MGT</text:p>
          </table:table-cell>
          <table:table-cell table:style-name="ce1618" table:content-validation-name="val162" table:formula="of:=IF([.H69]=1;[.$L$86]; 0)" office:value-type="float" office:value="0" calcext:value-type="float">
            <text:p>0</text:p>
          </table:table-cell>
          <table:table-cell table:style-name="ce1636" table:content-validation-name="val16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1654" table:content-validation-name="val16" table:formula="of:=IFNA(VLOOKUP([.$B71];pancel_strukturak;4;0) + [.$B$72] + IFNA(VLOOKUP([.$B73];femalapanyag;2;0);0); 0)" office:value-type="float" office:value="0" calcext:value-type="float">
            <text:p>0</text:p>
          </table:table-cell>
          <table:table-cell table:style-name="ce1678" table:content-validation-name="val16" table:formula="of:=IFNA(VLOOKUP([.$B71];pancel_strukturak;5;0) + [.$B$72] + IFNA(VLOOKUP([.$B73];femalapanyag;2;0);0);0)" office:value-type="float" office:value="0" calcext:value-type="float">
            <text:p>0</text:p>
          </table:table-cell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87" table:number-columns-spanned="8" table:number-rows-spanned="1"/>
          <table:covered-table-cell table:style-name="ce1531"/>
          <table:covered-table-cell table:number-columns-repeated="2" table:style-name="ce1547"/>
          <table:covered-table-cell table:number-columns-repeated="3"/>
          <table:covered-table-cell table:style-name="ce1547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623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623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0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623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623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623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3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623"/>
          <table:table-cell table:style-name="ce615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2">
          <table:table-cell table:style-name="ce1493" table:number-columns-spanned="2" table:number-rows-spanned="1"/>
          <table:covered-table-cell table:style-name="ce1533"/>
          <table:table-cell table:style-name="ce1575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6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1493" table:number-columns-spanned="2" table:number-rows-spanned="1"/>
          <table:covered-table-cell table:style-name="ce1533"/>
          <table:table-cell table:style-name="ce1575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615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576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615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57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4" table:formula="of:=SUM([.C82:.C84])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6]" office:value-type="float" office:value="0" calcext:value-type="float">
            <text:p>0</text:p>
          </table:table-cell>
          <table:table-cell table:style-name="ce1059"/>
          <table:table-cell table:style-name="ce615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5]-[.B85]))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623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949" table:number-columns-repeated="4"/>
          <table:table-cell table:style-name="Default" table:number-columns-repeated="5"/>
          <table:table-cell table:style-name="ce623" table:number-columns-repeated="4"/>
          <table:table-cell table:style-name="ce615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4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615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949" table:number-columns-repeated="4"/>
          <table:table-cell table:style-name="Default" table:number-columns-repeated="5"/>
          <table:table-cell table:style-name="ce949" table:number-columns-repeated="4"/>
          <table:table-cell table:style-name="ce615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 table:number-rows-repeated="2">
          <table:table-cell table:style-name="ce615" table:number-columns-repeated="4"/>
          <table:table-cell table:style-name="Default" table:number-columns-repeated="5"/>
          <table:table-cell table:style-name="ce949" table:number-columns-repeated="4"/>
          <table:table-cell table:style-name="ce615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949" table:number-columns-repeated="4"/>
          <table:table-cell table:style-name="Default" table:number-columns-repeated="5"/>
          <table:table-cell table:style-name="ce949" table:number-columns-repeated="3"/>
          <table:table-cell table:style-name="ce615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949" table:number-columns-repeated="4"/>
          <table:table-cell table:style-name="Default" table:number-columns-repeated="5"/>
          <table:table-cell table:style-name="ce949"/>
          <table:table-cell table:style-name="ce615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4"/>
          <table:table-cell table:style-name="Default" table:number-columns-repeated="5"/>
          <table:table-cell table:style-name="ce949"/>
          <table:table-cell table:style-name="ce615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7"/>
          <table:table-cell table:style-name="ce949" table:number-columns-repeated="3"/>
          <table:table-cell table:style-name="ce615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7"/>
          <table:table-cell table:style-name="ce949" table:number-columns-repeated="4"/>
          <table:table-cell table:style-name="ce615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9"/>
          <table:table-cell table:style-name="ce949" table:number-columns-repeated="3"/>
          <table:table-cell table:style-name="ce615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9"/>
          <table:table-cell table:style-name="ce949" table:number-columns-repeated="4"/>
          <table:table-cell table:style-name="ce615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6"/>
          <table:table-cell table:style-name="ce949"/>
          <table:table-cell table:style-name="ce615" table:number-columns-repeated="2"/>
          <table:table-cell table:style-name="ce949" table:number-columns-repeated="4"/>
          <table:table-cell table:style-name="ce615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615" table:number-columns-repeated="6"/>
          <table:table-cell table:style-name="ce949"/>
          <table:table-cell table:style-name="ce615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 table:number-rows-repeated="65452">
          <table:table-cell table:style-name="ce615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 table:number-rows-repeated="9">
          <table:table-cell table:style-name="ce615" table:number-columns-repeated="9"/>
          <table:table-cell table:number-columns-repeated="19"/>
          <table:table-cell table:style-name="ce949" table:number-columns-repeated="16356"/>
        </table:table-row>
        <table:table-row table:style-name="ro2">
          <table:table-cell table:number-columns-repeated="4"/>
          <table:table-cell table:style-name="ce615" table:number-columns-repeated="5"/>
          <table:table-cell table:number-columns-repeated="19"/>
          <table:table-cell table:style-name="ce949" table:number-columns-repeated="16356"/>
        </table:table-row>
        <table:table-row table:style-name="ro2">
          <table:table-cell table:number-columns-repeated="4"/>
          <table:table-cell table:style-name="ce615"/>
          <table:table-cell table:number-columns-repeated="23"/>
          <table:table-cell table:style-name="ce949" table:number-columns-repeated="16356"/>
        </table:table-row>
        <table:table-row table:style-name="ro2" table:number-rows-repeated="983012">
          <table:table-cell table:number-columns-repeated="28"/>
          <table:table-cell table:style-name="ce949" table:number-columns-repeated="16356"/>
        </table:table-row>
        <table:table-row table:style-name="ro2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84:Harcértékek.C84">
            <calcext:condition calcext:apply-style-name="Piros_háttér" calcext:value="&gt;[$Harcértékek.$B$85]" calcext:base-cell-address="Harcértékek.C8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</calcext:conditional-formats>
      </table:table>
      <table:table table:name="Misztikus" table:style-name="ta5" table:print="false">
        <table:table-column table:style-name="co112" table:default-cell-style-name="ce623"/>
        <table:table-column table:style-name="co113" table:default-cell-style-name="ce623"/>
        <table:table-column table:style-name="co114" table:default-cell-style-name="ce623"/>
        <table:table-column table:style-name="co115" table:default-cell-style-name="ce623"/>
        <table:table-column table:style-name="co116" table:default-cell-style-name="ce623"/>
        <table:table-column table:style-name="co117" table:default-cell-style-name="ce623"/>
        <table:table-column table:style-name="co118" table:default-cell-style-name="ce1941"/>
        <table:table-column table:style-name="co119" table:default-cell-style-name="ce623"/>
        <table:table-column table:style-name="co120" table:default-cell-style-name="ce623"/>
        <table:table-column table:style-name="co121" table:number-columns-repeated="4" table:default-cell-style-name="ce623"/>
        <table:table-column table:style-name="co122" table:default-cell-style-name="ce594"/>
        <table:table-column table:style-name="co123" table:default-cell-style-name="ce623"/>
        <table:table-column table:style-name="co124" table:default-cell-style-name="ce623"/>
        <table:table-column table:style-name="co37" table:default-cell-style-name="ce623"/>
        <table:table-column table:style-name="co125" table:default-cell-style-name="ce949"/>
        <table:table-column table:style-name="co127" table:default-cell-style-name="ce949"/>
        <table:table-column table:style-name="co128" table:default-cell-style-name="ce949"/>
        <table:table-column table:style-name="co37" table:number-columns-repeated="3" table:default-cell-style-name="ce949"/>
        <table:table-column table:style-name="co37" table:number-columns-repeated="233"/>
        <table:table-column table:style-name="co3" table:number-columns-repeated="16128"/>
        <table:table-row table:style-name="ro42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967" table:content-validation-name="val196"/>
          <table:table-cell table:number-columns-repeated="7"/>
          <table:table-cell table:style-name="ce949" table:number-columns-repeated="16361"/>
        </table:table-row>
        <table:table-row table:style-name="ro4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967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6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6">
          <table:table-cell table:style-name="ce1354" table:number-columns-spanned="6" table:number-rows-spanned="1"/>
          <table:covered-table-cell table:number-columns-repeated="2" table:style-name="ce1375"/>
          <table:covered-table-cell table:style-name="ce1922"/>
          <table:covered-table-cell table:style-name="ce1390" table:content-validation-name="val120"/>
          <table:covered-table-cell table:style-name="ce1922" table:content-validation-name="val120"/>
          <table:table-cell/>
          <table:table-cell table:style-name="ce920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67">Misztikus Tradíció képzettség  </text:span><text:span text:style-name="T69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6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96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6">
          <table:table-cell table:style-name="ce1900" table:content-validation-name="val187" table:number-columns-spanned="4" table:number-rows-spanned="1"/>
          <table:covered-table-cell table:style-name="ce191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6">
          <table:table-cell table:style-name="ce920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65">Szféra  / Arkánum képzettségek </text:span><text:span text:style-name="T66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5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96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6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1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48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920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900" table:content-validation-name="val189" table:number-columns-spanned="4" table:number-rows-spanned="1"/>
          <table:covered-table-cell table:style-name="ce191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2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2">
          <table:table-cell table:style-name="ce920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1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48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20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90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2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2">
          <table:table-cell table:style-name="ce190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2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2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2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2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2" table:number-rows-repeated="1047887">
          <table:table-cell table:number-columns-repeated="23"/>
          <table:table-cell table:style-name="ce949" table:number-columns-repeated="16361"/>
        </table:table-row>
        <table:table-row table:style-name="ro2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29" table:default-cell-style-name="ce623"/>
        <table:table-column table:style-name="co130" table:default-cell-style-name="ce623"/>
        <table:table-column table:style-name="co3" table:default-cell-style-name="ce623"/>
        <table:table-column table:style-name="co131" table:default-cell-style-name="ce623"/>
        <table:table-column table:style-name="co132" table:default-cell-style-name="ce623"/>
        <table:table-column table:style-name="co133" table:default-cell-style-name="ce623"/>
        <table:table-column table:style-name="co134" table:default-cell-style-name="ce623"/>
        <table:table-column table:style-name="co135" table:default-cell-style-name="ce623"/>
        <table:table-column table:style-name="co136" table:default-cell-style-name="ce623"/>
        <table:table-column table:style-name="co137" table:default-cell-style-name="ce623"/>
        <table:table-column table:style-name="co3" table:number-columns-repeated="16374"/>
        <table:table-row table:style-name="ro42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2">
          <table:table-cell table:style-name="ce1975" table:number-columns-spanned="9" table:number-rows-spanned="1"/>
          <table:covered-table-cell/>
          <table:covered-table-cell table:style-name="ce594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6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6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2">
          <table:table-cell table:style-name="ce920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920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5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588"/>
          <table:table-cell table:style-name="ce949" table:number-columns-repeated="16375"/>
        </table:table-row>
        <table:table-row table:style-name="ro2">
          <table:table-cell table:style-name="ce197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993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993"/>
          <table:table-cell table:style-name="ce2011" office:value-type="string" calcext:value-type="string" table:number-columns-spanned="3" table:number-rows-spanned="1">
            <text:p>Megjegyzés</text:p>
          </table:table-cell>
          <table:covered-table-cell table:style-name="ce2011"/>
          <table:covered-table-cell table:style-name="ce506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content-validation-name="val211" table:number-columns-spanned="3" table:number-rows-spanned="1"/>
          <table:covered-table-cell table:style-name="ce2020" table:content-validation-name="val211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949" table:number-columns-repeated="16375"/>
        </table:table-row>
        <table:table-row table:style-name="ro2">
          <table:table-cell table:style-name="ce388" table:content-validation-name="val197" table:number-columns-spanned="3" table:number-rows-spanned="1"/>
          <table:covered-table-cell table:number-columns-repeated="2" table:style-name="ce1991" table:content-validation-name="val197"/>
          <table:table-cell table:style-name="ce1991" table:content-validation-name="val202"/>
          <table:table-cell table:style-name="ce2009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9" table:content-validation-name="val206"/>
          <table:table-cell table:style-name="ce2020" table:number-columns-spanned="3" table:number-rows-spanned="1"/>
          <table:covered-table-cell table:style-name="ce2020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2">
          <table:table-cell table:style-name="ce1980" table:content-validation-name="val197" table:number-columns-spanned="3" table:number-rows-spanned="1"/>
          <table:covered-table-cell table:number-columns-repeated="2" table:style-name="ce973" table:content-validation-name="val197"/>
          <table:table-cell table:style-name="ce973" table:content-validation-name="val203"/>
          <table:table-cell table:style-name="ce2010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0" table:content-validation-name="val206"/>
          <table:table-cell table:style-name="ce2021" table:number-columns-spanned="3" table:number-rows-spanned="1"/>
          <table:covered-table-cell table:style-name="ce2021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2">
          <table:table-cell table:style-name="ce920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2022" office:value-type="string" calcext:value-type="string" table:number-columns-spanned="3" table:number-rows-spanned="1">
            <text:p>Leíró Hátterek</text:p>
          </table:table-cell>
          <table:covered-table-cell table:style-name="ce2022"/>
          <table:covered-table-cell table:style-name="ce157"/>
          <table:table-cell table:style-name="ce949" table:number-columns-repeated="16375"/>
        </table:table-row>
        <table:table-row table:style-name="ro6">
          <table:table-cell table:style-name="ce1978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993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2011" office:value-type="string" calcext:value-type="string" table:number-columns-spanned="2" table:number-rows-spanned="1">
            <text:p>Megjegyzés, eredet</text:p>
          </table:table-cell>
          <table:covered-table-cell table:style-name="ce2011"/>
          <table:table-cell table:style-name="ce1978" office:value-type="string" calcext:value-type="string" table:number-columns-spanned="2" table:number-rows-spanned="1">
            <text:p>Név</text:p>
          </table:table-cell>
          <table:covered-table-cell table:style-name="ce1978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1983" table:content-validation-name="val198" table:number-columns-spanned="4" table:number-rows-spanned="1"/>
          <table:covered-table-cell table:style-name="ce351" table:content-validation-name="val198"/>
          <table:covered-table-cell table:style-name="ce1983" table:content-validation-name="val198"/>
          <table:covered-table-cell table:style-name="ce1991" table:content-validation-name="val198"/>
          <table:table-cell table:style-name="ce199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1975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6">
          <table:table-cell table:style-name="ce1978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993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2011" office:value-type="string" calcext:value-type="string" table:number-columns-spanned="2" table:number-rows-spanned="1">
            <text:p>Megjegyzés, eredet</text:p>
          </table:table-cell>
          <table:covered-table-cell table:style-name="ce201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5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1978" office:value-type="string" calcext:value-type="string" table:number-columns-spanned="2" table:number-rows-spanned="1">
            <text:p>Név</text:p>
          </table:table-cell>
          <table:covered-table-cell table:style-name="ce1978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991" table:content-validation-name="val28"/>
          <table:table-cell table:style-name="ce199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2">
          <table:table-cell table:style-name="ce1980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973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2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5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6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2">
          <table:table-cell table:style-name="ce1989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991"/>
          <table:covered-table-cell table:style-name="ce62"/>
          <table:table-cell table:style-name="ce1991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89"/>
          <table:covered-table-cell table:style-name="ce440"/>
          <table:table-cell table:style-name="ce1991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>
          <table:table-cell table:style-name="ce1991" table:content-validation-name="val200" table:number-columns-spanned="4" table:number-rows-spanned="1"/>
          <table:covered-table-cell table:number-columns-repeated="2" table:style-name="ce1991" table:content-validation-name="val200"/>
          <table:covered-table-cell table:style-name="ce62" table:content-validation-name="val200"/>
          <table:table-cell table:style-name="ce1991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2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2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2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2" table:number-rows-repeated="11">
          <table:table-cell table:number-columns-repeated="10"/>
          <table:table-cell table:style-name="ce949" table:number-columns-repeated="16374"/>
        </table:table-row>
        <table:table-row table:style-name="ro2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2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2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2" table:number-rows-repeated="9">
          <table:table-cell table:number-columns-repeated="10"/>
          <table:table-cell table:style-name="ce949" table:number-columns-repeated="16374"/>
        </table:table-row>
        <table:table-row table:style-name="ro2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2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2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2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2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2" table:number-rows-repeated="1048435">
          <table:table-cell table:number-columns-repeated="10"/>
          <table:table-cell table:style-name="ce949" table:number-columns-repeated="16374"/>
        </table:table-row>
        <table:table-row table:style-name="ro2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7" table:default-cell-style-name="ce2037"/>
        <table:table-column table:style-name="co68" table:default-cell-style-name="ce1703"/>
        <table:table-column table:style-name="co69" table:default-cell-style-name="ce1703"/>
        <table:table-column table:style-name="co70" table:default-cell-style-name="ce1703"/>
        <table:table-column table:style-name="co11" table:default-cell-style-name="ce1703"/>
        <table:table-column table:style-name="co71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11" table:default-cell-style-name="ce1703"/>
        <table:table-column table:style-name="co76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37" table:default-cell-style-name="ce1703"/>
        <table:table-column table:style-name="co37" table:number-columns-repeated="3" table:default-cell-style-name="ce779"/>
        <table:table-column table:style-name="co37" table:number-columns-repeated="2" table:default-cell-style-name="ce1703"/>
        <table:table-column table:style-name="co81" table:default-cell-style-name="ce2037"/>
        <table:table-column table:style-name="co37" table:number-columns-repeated="241" table:default-cell-style-name="ce623"/>
        <table:table-column table:style-name="co3" table:default-cell-style-name="ce623"/>
        <table:table-row table:style-name="ro2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623" table:number-columns-repeated="7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2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623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6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4">Páncélkesztyűvel SP:-3 a (-5) helyett.</text:span>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6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8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86">Nagyon</text:span><text:span text:style-name="T87"> drága!</text:span>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623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6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623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5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623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95">- Területre/Pontra támadás manőver: Ellenpróba: -2</text:span></text:p>
            <text:p>- Ha az ellenfél is tőrkardos, mindketten: VÉ csökkentés: Kiskocka.</text:p>
            <text:p><text:span text:style-name="T95">- Könnyebb ellene a </text:span><text:span text:style-name="T95"><text:a xlink:href="https://github.com/kaktusztea/szilankrpg/blob/master/md/066_05_altalanos_manoverek.md#lefegyverzés--fegyvertörés" xlink:type="simple">Fegyvertörés</text:a></text:span><text:span text:style-name="T95"> manőver: Ellenpróba: -2</text:span></text:p>
            <text:p>- Zúzó fegyverek ellen: VÉ veszteség duplázódik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2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623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6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623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2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623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2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623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2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623" table:number-columns-repeated="1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623" table:number-columns-repeated="6"/>
          <table:table-cell table:number-columns-repeated="105"/>
          <table:table-cell table:style-name="ce632" table:number-columns-repeated="137"/>
        </table:table-row>
        <table:table-row table:style-name="ro2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623" table:number-columns-repeated="1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number-columns-repeated="16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623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2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2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623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2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79">20m</text:span></text:p>
            <text:p><text:span text:style-name="T80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5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2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623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2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623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2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9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9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9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>
          <table:table-cell table:number-columns-repeated="2"/>
          <table:table-cell table:style-name="ce779" table:number-columns-repeated="14"/>
          <table:table-cell table:style-name="ce2356"/>
          <table:table-cell table:style-name="ce623" table:number-columns-repeated="6"/>
          <table:table-cell table:number-columns-repeated="242"/>
        </table:table-row>
        <table:table-row table:style-name="ro2" table:number-rows-repeated="4">
          <table:table-cell table:number-columns-repeated="15"/>
          <table:table-cell table:style-name="ce779"/>
          <table:table-cell table:style-name="ce623" table:number-columns-repeated="7"/>
          <table:table-cell table:number-columns-repeated="242"/>
        </table:table-row>
        <table:table-row table:style-name="ro2" table:number-rows-repeated="101">
          <table:table-cell table:number-columns-repeated="16"/>
          <table:table-cell table:style-name="ce623" table:number-columns-repeated="7"/>
          <table:table-cell table:number-columns-repeated="242"/>
        </table:table-row>
        <table:table-row table:style-name="ro2">
          <table:table-cell table:number-columns-repeated="16"/>
          <table:table-cell table:style-name="ce623"/>
          <table:table-cell table:number-columns-repeated="4"/>
          <table:table-cell table:style-name="ce77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2" table:number-rows-repeated="983031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6">
        <table:table-column table:style-name="co138" table:default-cell-style-name="ce1729"/>
        <table:table-column table:style-name="co139" table:default-cell-style-name="ce1731"/>
        <table:table-column table:style-name="co140" table:default-cell-style-name="ce1729"/>
        <table:table-column table:style-name="co139" table:default-cell-style-name="ce1731"/>
        <table:table-column table:style-name="co141" table:default-cell-style-name="ce1729"/>
        <table:table-column table:style-name="co142" table:default-cell-style-name="ce1299"/>
        <table:table-column table:style-name="co143" table:default-cell-style-name="ce1729"/>
        <table:table-column table:style-name="co52" table:default-cell-style-name="ce949"/>
        <table:table-column table:style-name="co144" table:default-cell-style-name="ce949"/>
        <table:table-column table:style-name="co145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2637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1">
          <table:table-cell table:style-name="ce1713"/>
          <table:table-cell table:style-name="ce1298"/>
          <table:table-cell table:style-name="ce719"/>
          <table:table-cell table:style-name="ce1298"/>
          <table:table-cell table:style-name="ce2637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6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6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1325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97">➖➖ </text:span><text:span text:style-name="T98">Harcmodorok </text:span><text:span text:style-name="T99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1325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132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1325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6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1325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1325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1325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1325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132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1325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1325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132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6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1325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0">➖➖ Kiemelt</text:span><text:span text:style-name="T101"> </text:span><text:span text:style-name="T102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1325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1325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1325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1325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1325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6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1325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6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1325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1325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1325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1325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1325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6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103"><text:a xlink:href="https://github.com/kaktusztea/szilankrpg/blob/master/md/kepzettsegek.primer.misztikus/osi_nyelv_ismerete.md" xlink:type="simple">Ősi nyelv ismerete</text:a></text:span><text:span text:style-name="T103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0">➖➖ </text:span><text:span text:style-name="T106">Anyag szféra</text:span><text:span text:style-name="T107"> </text:span><text:span text:style-name="T108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6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2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2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2" table:number-rows-repeated="1048509">
          <table:table-cell table:number-columns-repeated="10"/>
          <table:table-cell table:style-name="ce949" table:number-columns-repeated="16374"/>
        </table:table-row>
        <table:table-row table:style-name="ro2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0" table:default-cell-style-name="ce623"/>
        <table:table-column table:style-name="co91" table:default-cell-style-name="ce594"/>
        <table:table-column table:style-name="co92" table:default-cell-style-name="ce2669"/>
        <table:table-column table:style-name="co93" table:default-cell-style-name="ce623"/>
        <table:table-column table:style-name="co94" table:default-cell-style-name="ce2676"/>
        <table:table-column table:style-name="co95" table:default-cell-style-name="ce623"/>
        <table:table-column table:style-name="co96" table:default-cell-style-name="ce623"/>
        <table:table-column table:style-name="co97" table:default-cell-style-name="ce623"/>
        <table:table-column table:style-name="co98" table:default-cell-style-name="ce655"/>
        <table:table-column table:style-name="co99" table:default-cell-style-name="ce623"/>
        <table:table-column table:style-name="co100" table:default-cell-style-name="ce623"/>
        <table:table-column table:style-name="co101" table:default-cell-style-name="ce949"/>
        <table:table-column table:style-name="co102" table:default-cell-style-name="ce623"/>
        <table:table-column table:style-name="co103" table:default-cell-style-name="ce623"/>
        <table:table-column table:style-name="co104" table:default-cell-style-name="ce623"/>
        <table:table-column table:style-name="co14" table:default-cell-style-name="ce949"/>
        <table:table-column table:style-name="co3" table:default-cell-style-name="ce949"/>
        <table:table-column table:style-name="co3" table:number-columns-repeated="16367"/>
        <table:table-row table:style-name="ro11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668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1">
          <table:table-cell table:style-name="ce2653"/>
          <table:table-cell table:style-name="ce1229"/>
          <table:table-cell table:style-name="ce2668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2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623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623"/>
          <table:table-cell/>
          <table:table-cell table:style-name="ce949" table:number-columns-repeated="16367"/>
        </table:table-row>
        <table:table-row table:style-name="ro2">
          <table:table-cell table:style-name="ce949"/>
          <table:table-cell table:style-name="ce719"/>
          <table:table-cell table:style-name="ce623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623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623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623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136">➖➖➖ </text:span><text:span text:style-name="T137">Származás </text:span><text:span text:style-name="T138">➖➖➖</text:span></text:p>
          </table:table-cell>
          <table:table-cell/>
          <table:table-cell table:style-name="ce2676" office:value-type="string" calcext:value-type="string">
            <text:p><text:span text:style-name="T97">➖➖➖ </text:span><text:span text:style-name="T141">Godoni nyelvek </text:span><text:span text:style-name="T142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623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719"/>
          <table:table-cell table:style-name="ce623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132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132">🟩 </text:span>Művészetismeret, Értékebecslés;  <text:span text:style-name="T132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132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114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132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132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124">🟩 </text:span><text:span text:style-name="T125">Kézművesség;  </text:span><text:span text:style-name="T126">🟥 </text:span><text:span text:style-name="T125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132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span text:style-name="T115"><text:a xlink:href="https://github.com/kaktusztea/szilankrpg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665"/>
          <table:table-cell office:value-type="string" calcext:value-type="string">
            <text:p><text:span text:style-name="T127">🟩 </text:span><text:span text:style-name="T128">Értékbecslés;  </text:span><text:span text:style-name="T129">🟥 </text:span><text:span text:style-name="T128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132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132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136">➖➖➖ Jellem, fóbiák, hobbik</text:span><text:span text:style-name="T137"> </text:span><text:span text:style-name="T138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132">🟩 </text:span>Művészetismeret;  <text:span text:style-name="T132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133">➖➖➖ Mágia</text:span><text:span text:style-name="T134"> </text:span><text:span text:style-name="T135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94" office:value-type="float" office:value="3" calcext:value-type="float">
            <text:p>3</text:p>
          </table:table-cell>
          <table:table-cell table:style-name="ce623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6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130">🟩</text:span><text:span text:style-name="T131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14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623" office:value-type="string" calcext:value-type="string">
            <text:p><text:span text:style-name="T97">➖➖➖ </text:span><text:span text:style-name="T141">Faj nyelvek </text:span><text:span text:style-name="T142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130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132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13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132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132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130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132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623" office:value-type="string" calcext:value-type="string">
            <text:p><text:span text:style-name="T97">➖➖➖ Kyr</text:span><text:span text:style-name="T141"> nyelvek </text:span><text:span text:style-name="T142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132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132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132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623" office:value-type="string" calcext:value-type="string">
            <text:p><text:span text:style-name="T136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623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623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136">➖➖➖ </text:span><text:span text:style-name="T137">Küllem, fizikum </text:span><text:span text:style-name="T138">➖➖➖ </text:span></text:p>
          </table:table-cell>
          <table:table-cell/>
          <table:table-cell table:style-name="ce623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132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120"><text:a xlink:href="https://github.com/kaktusztea/km100/blob/master/md/fortelyok.szabad/tanc_belso_stilus.md" xlink:type="simple">Tánc: speciális/belső stílus</text:a></text:span><text:span text:style-name="T120"> 🔁</text:span></text:p>
          </table:table-cell>
          <table:table-cell table:style-name="ce2673" office:value-type="string" calcext:value-type="string">
            <text:p><text:span text:style-name="T132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132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132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132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132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132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97">➖➖➖ </text:span><text:span text:style-name="T139">Viszony </text:span><text:span text:style-name="T140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100">➖➖ Kiemelt</text:span><text:span text:style-name="T101"> </text:span><text:span text:style-name="T102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2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6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2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2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2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6">
          <table:table-cell table:style-name="ce2658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623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6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6">
          <table:table-cell table:style-name="ce2658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span text:style-name="T120"><text:a xlink:href="https://github.com/kaktusztea/szilankrpg/blob/master/md/fortelyok.misztikus/mentalfonal.md" xlink:type="simple">Mentálfonál</text:a></text:span><text:span text:style-name="T12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6">
          <table:table-cell table:style-name="ce2658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2" table:number-rows-repeated="1048426">
          <table:table-cell table:number-columns-repeated="17"/>
          <table:table-cell table:style-name="ce949" table:number-columns-repeated="16367"/>
        </table:table-row>
        <table:table-row table:style-name="ro2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5" table:default-cell-style-name="ce623"/>
        <table:table-column table:style-name="co106" table:default-cell-style-name="ce623"/>
        <table:table-column table:style-name="co37" table:number-columns-repeated="254"/>
        <table:table-column table:style-name="co3" table:number-columns-repeated="16128"/>
        <table:table-row table:style-name="ro2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623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623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623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23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623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23" table:number-columns-repeated="16382"/>
        </table:table-row>
        <table:table-row table:style-name="ro2">
          <table:table-cell/>
          <table:table-cell table:style-name="ce2688"/>
          <table:table-cell table:style-name="ce623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623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623" table:number-columns-repeated="16382"/>
        </table:table-row>
        <table:table-row table:style-name="ro2">
          <table:table-cell/>
          <table:table-cell table:style-name="ce2688"/>
          <table:table-cell table:style-name="ce623" table:number-columns-repeated="16382"/>
        </table:table-row>
        <table:table-row table:style-name="ro32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623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23" table:number-columns-repeated="16382"/>
        </table:table-row>
        <table:table-row table:style-name="ro32">
          <table:table-cell table:style-name="ce2688" office:value-type="string" calcext:value-type="string">
            <text:p>Pszí</text:p>
            <text:p/>
          </table:table-cell>
          <table:table-cell/>
          <table:table-cell table:style-name="ce623" table:number-columns-repeated="16382"/>
        </table:table-row>
        <table:table-row table:style-name="ro6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623" table:number-columns-repeated="16382"/>
        </table:table-row>
        <table:table-row table:style-name="ro2">
          <table:table-cell table:number-columns-repeated="2"/>
          <table:table-cell table:style-name="ce623" table:number-columns-repeated="16382"/>
        </table:table-row>
        <table:table-row table:style-name="ro36">
          <table:table-cell table:number-columns-repeated="2"/>
          <table:table-cell table:style-name="ce62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23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23" table:number-columns-repeated="16382"/>
        </table:table-row>
        <table:table-row table:style-name="ro2" table:number-rows-repeated="1048557">
          <table:table-cell table:number-columns-repeated="2"/>
          <table:table-cell table:style-name="ce623" table:number-columns-repeated="16382"/>
        </table:table-row>
        <table:table-row table:style-name="ro2">
          <table:table-cell table:number-columns-repeated="2"/>
          <table:table-cell table:style-name="ce623" table:number-columns-repeated="16382"/>
        </table:table-row>
      </table:table>
      <table:table table:name="changelog" table:style-name="ta6" table:print="false">
        <table:table-column table:style-name="co107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6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2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2690"/>
          <table:table-cell table:style-name="Default" table:number-columns-repeated="16383"/>
        </table:table-row>
        <table:table-row table:style-name="ro6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6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6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6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office:value-type="string" calcext:value-type="string">
            <text:p><text:span text:style-name="T144">* Új Szabad Fortélyok: Háziállatok idomítása, </text:span><text:span text:style-name="T145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1">
          <table:table-cell table:style-name="ce2697" office:value-type="string" calcext:value-type="string">
            <text:p><text:span text:style-name="T97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6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<text:span text:style-name="T97">* Új fortély: Ősi kultkúrkör </text:span><text:span text:style-name="T146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97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9" office:value-type="string" calcext:value-type="string">
            <text:p>* <text:span text:style-name="T147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épzettségek maximuma: (szint x <text:span text:style-name="T148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14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Erőbónusz beszámít: (Erő/2) <text:span text:style-name="T150">→ </text:span><text:span text:style-name="T151">lefelé</text:span><text:span text:style-name="T15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15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15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152"> </text:span><text:span text:style-name="T153">→</text:span><text:span text:style-name="T15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2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2" table:number-rows-repeated="2">
          <table:table-cell table:number-columns-repeated="3"/>
          <table:table-cell table:style-name="ce949" table:number-columns-repeated="16381"/>
        </table:table-row>
        <table:table-row table:style-name="ro3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9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2" table:number-rows-repeated="1047787">
          <table:table-cell table:number-columns-repeated="3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46" table:default-cell-style-name="ce623"/>
        <table:table-column table:style-name="co147" table:default-cell-style-name="ce1703"/>
        <table:table-column table:style-name="co148" table:default-cell-style-name="ce623"/>
        <table:table-column table:style-name="co149" table:default-cell-style-name="ce623"/>
        <table:table-column table:style-name="co150" table:default-cell-style-name="ce623"/>
        <table:table-column table:style-name="co129" table:default-cell-style-name="ce623"/>
        <table:table-column table:style-name="co151" table:default-cell-style-name="ce623"/>
        <table:table-column table:style-name="co152" table:default-cell-style-name="ce623"/>
        <table:table-column table:style-name="co153" table:default-cell-style-name="ce623"/>
        <table:table-column table:style-name="co154" table:default-cell-style-name="ce623"/>
        <table:table-column table:style-name="co155" table:default-cell-style-name="ce623"/>
        <table:table-column table:style-name="co156" table:default-cell-style-name="ce623"/>
        <table:table-column table:style-name="co157" table:default-cell-style-name="ce623"/>
        <table:table-column table:style-name="co158" table:default-cell-style-name="ce623"/>
        <table:table-column table:style-name="co159" table:default-cell-style-name="ce623"/>
        <table:table-column table:style-name="co160" table:default-cell-style-name="ce623"/>
        <table:table-column table:style-name="co161" table:default-cell-style-name="ce623"/>
        <table:table-column table:style-name="co162" table:default-cell-style-name="ce623"/>
        <table:table-column table:style-name="co163" table:default-cell-style-name="ce623"/>
        <table:table-column table:style-name="co164" table:number-columns-repeated="2" table:default-cell-style-name="ce594"/>
        <table:table-column table:style-name="co164" table:default-cell-style-name="ce623"/>
        <table:table-column table:style-name="co37" table:number-columns-repeated="2" table:default-cell-style-name="ce623"/>
        <table:table-column table:style-name="co88" table:number-columns-repeated="9" table:default-cell-style-name="ce623"/>
        <table:table-column table:style-name="co37" table:number-columns-repeated="223"/>
        <table:table-column table:style-name="co3" table:number-columns-repeated="16128"/>
        <table:table-row table:style-name="ro2">
          <table:table-cell table:number-columns-repeated="33"/>
          <table:table-cell table:style-name="ce623" table:number-columns-repeated="16351"/>
        </table:table-row>
        <table:table-row table:style-name="ro2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36"/>
          <table:covered-table-cell table:number-columns-repeated="6" table:style-name="ce1103"/>
          <table:covered-table-cell table:number-columns-repeated="3" table:style-name="ce2870"/>
          <table:covered-table-cell table:style-name="ce1103"/>
          <table:table-cell table:number-columns-repeated="17"/>
          <table:table-cell table:style-name="ce623" table:number-columns-repeated="16351"/>
        </table:table-row>
        <table:table-row table:style-name="ro2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3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70" table:number-columns-repeated="3"/>
          <table:table-cell table:style-name="ce1103"/>
          <table:table-cell table:number-columns-repeated="17"/>
          <table:table-cell table:style-name="ce623" table:number-columns-repeated="16351"/>
        </table:table-row>
        <table:table-row table:style-name="ro6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88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982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623" table:number-columns-repeated="16351"/>
        </table:table-row>
        <table:table-row table:style-name="ro5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48" office:value-type="string" calcext:value-type="string">
            <text:p>Szint</text:p>
          </table:table-cell>
          <table:table-cell table:style-name="ce2848" office:value-type="string" calcext:value-type="string" table:number-columns-spanned="2" table:number-rows-spanned="1">
            <text:p>KP</text:p>
          </table:table-cell>
          <table:covered-table-cell table:style-name="ce2848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982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623"/>
          <table:table-cell table:number-columns-repeated="3"/>
          <table:table-cell table:style-name="ce2386" office:value-type="string" calcext:value-type="string">
            <text:p><text:span text:style-name="T182">S1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2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3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4</text:span></text:p>
            <text:p><text:span text:style-name="T60">(ÉP/4)</text:span></text:p>
          </table:table-cell>
          <table:table-cell/>
          <table:table-cell table:style-name="ce2386" office:value-type="string" calcext:value-type="string">
            <text:p><text:span text:style-name="T182">S1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2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3</text:span></text:p>
            <text:p><text:span text:style-name="T60">(ÉP/4)</text:span></text:p>
          </table:table-cell>
          <table:table-cell table:style-name="ce2386" office:value-type="string" calcext:value-type="string">
            <text:p><text:span text:style-name="T182">S4</text:span></text:p>
            <text:p><text:span text:style-name="T60">(ÉP/4)</text:span></text:p>
          </table:table-cell>
          <table:table-cell table:style-name="ce623" table:number-columns-repeated="16351"/>
        </table:table-row>
        <table:table-row table:style-name="ro6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94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982"/>
          <table:table-cell table:number-columns-repeated="2" table:style-name="ce2324" office:value-type="float" office:value="1" calcext:value-type="float">
            <text:p>1</text:p>
          </table:table-cell>
          <table:table-cell table:style-name="ce623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623" table:number-columns-repeated="16351"/>
        </table:table-row>
        <table:table-row table:style-name="ro6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94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623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623" table:number-columns-repeated="16351"/>
        </table:table-row>
        <table:table-row table:style-name="ro2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94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88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982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623" table:number-columns-repeated="16351"/>
        </table:table-row>
        <table:table-row table:style-name="ro6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94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888" office:value-type="string" calcext:value-type="string">
            <text:p>Fok</text:p>
          </table:table-cell>
          <table:table-cell table:style-name="ce2888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623" table:number-columns-repeated="16351"/>
        </table:table-row>
        <table:table-row table:style-name="ro2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94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623" table:number-columns-repeated="16351"/>
        </table:table-row>
        <table:table-row table:style-name="ro2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94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623" table:number-columns-repeated="16351"/>
        </table:table-row>
        <table:table-row table:style-name="ro2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94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982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623" table:number-columns-repeated="16351"/>
        </table:table-row>
        <table:table-row table:style-name="ro2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94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982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623" table:number-columns-repeated="16351"/>
        </table:table-row>
        <table:table-row table:style-name="ro53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94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623"/>
          <table:table-cell table:style-name="ce2908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623" table:number-columns-repeated="16351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94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789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08"/>
          <table:table-cell table:number-columns-repeated="12"/>
          <table:table-cell table:style-name="ce623" table:number-columns-repeated="16351"/>
        </table:table-row>
        <table:table-row table:style-name="ro42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94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888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08" table:content-validation-name="val28"/>
          <table:table-cell table:number-columns-repeated="12"/>
          <table:table-cell table:style-name="ce623" table:number-columns-repeated="16351"/>
        </table:table-row>
        <table:table-row table:style-name="ro2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94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08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623" table:number-columns-repeated="16351"/>
        </table:table-row>
        <table:table-row table:style-name="ro2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94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08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94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08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94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08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51">
          <table:table-cell/>
          <table:table-cell table:style-name="ce277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615" table:number-columns-repeated="3"/>
          <table:table-cell table:style-name="ce2908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615"/>
          <table:table-cell table:style-name="ce2908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33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7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888" table:content-validation-name="val222" office:value-type="string" calcext:value-type="string">
            <text:p>Fok</text:p>
          </table:table-cell>
          <table:table-cell table:style-name="ce2888" table:content-validation-name="val222" office:value-type="string" calcext:value-type="string">
            <text:p>Bónusz</text:p>
          </table:table-cell>
          <table:table-cell table:style-name="ce525"/>
          <table:table-cell table:style-name="ce623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6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623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6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982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623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6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623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6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623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6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888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623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6">
          <table:table-cell/>
          <table:table-cell table:style-name="ce277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623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623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/>
          <table:table-cell table:style-name="ce2776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623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623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623" table:number-columns-repeated="16351"/>
        </table:table-row>
        <table:table-row table:style-name="ro2">
          <table:table-cell/>
          <table:table-cell table:style-name="ce277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623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623" table:number-columns-repeated="16351"/>
        </table:table-row>
        <table:table-row table:style-name="ro2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57">
          <table:table-cell/>
          <table:table-cell table:style-name="ce623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833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2"/>
          <table:table-cell table:style-name="ce2834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894" office:value-type="string" calcext:value-type="string">
            <text:p>k100</text:p>
          </table:table-cell>
          <table:table-cell/>
          <table:table-cell table:style-name="ce623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623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623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94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894" office:value-type="float" office:value="5" calcext:value-type="float">
            <text:p>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894" office:value-type="float" office:value="8" calcext:value-type="float">
            <text:p>8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894" office:value-type="float" office:value="8" calcext:value-type="float">
            <text:p>8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894" office:value-type="float" office:value="15" calcext:value-type="float">
            <text:p>1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894" table:content-validation-name="val28" office:value-type="float" office:value="20" calcext:value-type="float">
            <text:p>2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982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894" table:content-validation-name="val28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615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883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811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883" table:content-validation-name="val28" office:value-type="float" office:value="0" calcext:value-type="float">
            <text:p>0</text:p>
          </table:table-cell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811" table:content-validation-name="val28" office:value-type="float" office:value="5" calcext:value-type="float">
            <text:p>5</text:p>
          </table:table-cell>
          <table:table-cell table:style-name="ce2811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897" table:content-validation-name="val28" office:value-type="float" office:value="0" calcext:value-type="float">
            <text:p>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811" table:content-validation-name="val28" office:value-type="float" office:value="10" calcext:value-type="float">
            <text:p>10</text:p>
          </table:table-cell>
          <table:table-cell table:style-name="ce2811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94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894" table:content-validation-name="val28" office:value-type="float" office:value="2" calcext:value-type="float">
            <text:p>2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811" table:content-validation-name="val28" office:value-type="float" office:value="15" calcext:value-type="float">
            <text:p>15</text:p>
          </table:table-cell>
          <table:table-cell table:style-name="ce2811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894" table:content-validation-name="val28" office:value-type="float" office:value="5" calcext:value-type="float">
            <text:p>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94" table:content-validation-name="val28"/>
          <table:table-cell table:style-name="ce2837" table:content-validation-name="val28"/>
          <table:table-cell table:style-name="ce594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894" table:content-validation-name="val28" office:value-type="float" office:value="10" calcext:value-type="float">
            <text:p>1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883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615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94" office:value-type="float" office:value="4" calcext:value-type="float">
            <text:p>4</text:p>
          </table:table-cell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784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815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815" table:content-validation-name="val28"/>
          <table:table-cell table:style-name="ce2815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94" office:value-type="float" office:value="3" calcext:value-type="float">
            <text:p>3</text:p>
          </table:table-cell>
          <table:table-cell table:style-name="ce2894" office:value-type="float" office:value="2" calcext:value-type="float">
            <text:p>2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815" table:content-validation-name="val28" office:value-type="string" calcext:value-type="string">
            <text:p>Szúró</text:p>
          </table:table-cell>
          <table:table-cell table:style-name="ce2815" table:content-validation-name="val28" office:value-type="string" calcext:value-type="string">
            <text:p>Vágó</text:p>
          </table:table-cell>
          <table:table-cell table:style-name="ce2815" table:content-validation-name="val28" office:value-type="string" calcext:value-type="string">
            <text:p>Zúzó</text:p>
          </table:table-cell>
          <table:table-cell table:style-name="ce2815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94" office:value-type="float" office:value="2" calcext:value-type="float">
            <text:p>2</text:p>
          </table:table-cell>
          <table:table-cell table:style-name="ce2894" office:value-type="float" office:value="7" calcext:value-type="float">
            <text:p>7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94" office:value-type="float" office:value="1" calcext:value-type="float">
            <text:p>1</text:p>
          </table:table-cell>
          <table:table-cell table:style-name="ce2894" office:value-type="float" office:value="6" calcext:value-type="float">
            <text:p>6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94" office:value-type="float" office:value="1" calcext:value-type="float">
            <text:p>1</text:p>
          </table:table-cell>
          <table:table-cell table:style-name="ce2894" office:value-type="float" office:value="5" calcext:value-type="float">
            <text:p>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94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94" office:value-type="float" office:value="-1" calcext:value-type="float">
            <text:p>-1</text:p>
          </table:table-cell>
          <table:table-cell table:style-name="ce2894" office:value-type="float" office:value="3" calcext:value-type="float">
            <text:p>3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94" office:value-type="float" office:value="-1" calcext:value-type="float">
            <text:p>-1</text:p>
          </table:table-cell>
          <table:table-cell table:style-name="ce2894" office:value-type="float" office:value="1" calcext:value-type="float">
            <text:p>1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94" office:value-type="float" office:value="-2" calcext:value-type="float">
            <text:p>-2</text:p>
          </table:table-cell>
          <table:table-cell table:style-name="ce2897" office:value-type="float" office:value="0" calcext:value-type="float">
            <text:p>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94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894" office:value-type="float" office:value="-2" calcext:value-type="float">
            <text:p>-2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894" office:value-type="float" office:value="-3" calcext:value-type="float">
            <text:p>-3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784" table:content-validation-name="val28" office:value-type="string" calcext:value-type="string">
            <text:p>Fémalapanyag</text:p>
          </table:table-cell>
          <table:table-cell table:style-name="ce2815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894" office:value-type="float" office:value="-3" calcext:value-type="float">
            <text:p>-3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894" office:value-type="float" office:value="-5" calcext:value-type="float">
            <text:p>-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883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883" office:value-type="float" office:value="0" calcext:value-type="float">
            <text:p>0</text:p>
          </table:table-cell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883" office:value-type="float" office:value="1" calcext:value-type="float">
            <text:p>1</text:p>
          </table:table-cell>
          <table:table-cell table:style-name="ce2897" office:value-type="float" office:value="0" calcext:value-type="float">
            <text:p>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897" office:value-type="float" office:value="2" calcext:value-type="float">
            <text:p>2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894" office:value-type="float" office:value="3" calcext:value-type="float">
            <text:p>3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894" office:value-type="float" office:value="6" calcext:value-type="float">
            <text:p>6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894" office:value-type="float" office:value="15" calcext:value-type="float">
            <text:p>1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623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894" office:value-type="float" office:value="15" calcext:value-type="float">
            <text:p>15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894" office:value-type="float" office:value="99" calcext:value-type="float">
            <text:p>99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27" table:content-validation-name="val219" office:value-type="string" calcext:value-type="string">
            <text:p>TÉ</text:p>
          </table:table-cell>
          <table:table-cell table:style-name="ce2835" table:content-validation-name="val219" office:value-type="string" calcext:value-type="string">
            <text:p>VÉ</text:p>
          </table:table-cell>
          <table:table-cell table:number-columns-repeated="8"/>
          <table:table-cell table:style-name="ce2883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21" table:content-validation-name="val219" table:formula="of:=VLOOKUP([.$C81];harcmodorok;2)" office:value-type="float" office:value="-9" calcext:value-type="float">
            <text:p>-9</text:p>
          </table:table-cell>
          <table:table-cell table:style-name="ce282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83" table:number-columns-repeated="2"/>
          <table:table-cell table:style-name="ce2883" office:value-type="float" office:value="0" calcext:value-type="float">
            <text:p>0</text:p>
          </table:table-cell>
          <table:table-cell table:style-name="ce2894"/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21" table:content-validation-name="val219" table:formula="of:=VLOOKUP([.$C82];harcmodorok;2)" office:value-type="float" office:value="3" calcext:value-type="float">
            <text:p>3</text:p>
          </table:table-cell>
          <table:table-cell table:style-name="ce282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897" office:value-type="float" office:value="0" calcext:value-type="float">
            <text:p>0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21" table:content-validation-name="val219" table:formula="of:=VLOOKUP([.$C83];harcmodorok;2)" office:value-type="float" office:value="6" calcext:value-type="float">
            <text:p>6</text:p>
          </table:table-cell>
          <table:table-cell table:style-name="ce282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21" table:content-validation-name="val219" table:formula="of:=VLOOKUP([.$C84];harcmodorok;2)" office:value-type="float" office:value="9" calcext:value-type="float">
            <text:p>9</text:p>
          </table:table-cell>
          <table:table-cell table:style-name="ce282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2"/>
          <table:table-cell table:style-name="ce2106"/>
          <table:table-cell table:number-columns-repeated="10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78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27" table:content-validation-name="val110" office:value-type="string" calcext:value-type="string">
            <text:p>TÉ</text:p>
          </table:table-cell>
          <table:table-cell table:style-name="ce2835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0" calcext:value-type="float">
            <text:p>0</text:p>
          </table:table-cell>
          <table:table-cell table:style-name="ce2821" office:value-type="float" office:value="0" calcext:value-type="float">
            <text:p>0</text:p>
          </table:table-cell>
          <table:table-cell table:number-columns-repeated="2" table:style-name="ce2821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1" calcext:value-type="float">
            <text:p>1</text:p>
          </table:table-cell>
          <table:table-cell table:style-name="ce2821" office:value-type="float" office:value="6" calcext:value-type="float">
            <text:p>6</text:p>
          </table:table-cell>
          <table:table-cell table:number-columns-repeated="2" table:style-name="ce2821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94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737" office:value-type="float" office:value="2" calcext:value-type="float">
            <text:p>2</text:p>
          </table:table-cell>
          <table:table-cell table:style-name="ce2821" office:value-type="float" office:value="9" calcext:value-type="float">
            <text:p>9</text:p>
          </table:table-cell>
          <table:table-cell table:number-columns-repeated="2" table:style-name="ce2821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94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6"/>
          <table:table-cell table:style-name="ce594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6"/>
          <table:table-cell table:style-name="ce594"/>
          <table:table-cell table:number-columns-repeated="2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/>
          <table:table-cell table:style-name="ce949" table:number-columns-repeated="8"/>
          <table:table-cell table:number-columns-repeated="10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623" table:number-columns-repeated="2"/>
          <table:table-cell table:number-columns-repeated="12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1299"/>
          <table:table-cell table:style-name="ce623"/>
          <table:table-cell table:style-name="ce1299" table:number-columns-repeated="3"/>
          <table:table-cell table:number-columns-repeated="9"/>
          <table:table-cell table:style-name="ce623" table:number-columns-repeated="16351"/>
        </table:table-row>
        <table:table-row table:style-name="ro2">
          <table:table-cell table:number-columns-repeated="19"/>
          <table:table-cell table:style-name="ce1299" table:number-columns-repeated="5"/>
          <table:table-cell table:number-columns-repeated="9"/>
          <table:table-cell table:style-name="ce623" table:number-columns-repeated="16351"/>
        </table:table-row>
        <table:table-row table:style-name="ro2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623" table:number-columns-repeated="16351"/>
        </table:table-row>
        <table:table-row table:style-name="ro2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623" table:number-columns-repeated="16351"/>
        </table:table-row>
        <table:table-row table:style-name="ro2">
          <table:table-cell table:number-columns-repeated="18"/>
          <table:table-cell table:style-name="ce1299"/>
          <table:table-cell table:number-columns-repeated="14"/>
          <table:table-cell table:style-name="ce623" table:number-columns-repeated="16351"/>
        </table:table-row>
        <table:table-row table:style-name="ro2" table:number-rows-repeated="3">
          <table:table-cell table:number-columns-repeated="33"/>
          <table:table-cell table:style-name="ce623" table:number-columns-repeated="16351"/>
        </table:table-row>
        <table:table-row table:style-name="ro6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623" table:number-columns-repeated="16351"/>
        </table:table-row>
        <table:table-row table:style-name="ro2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623" table:number-columns-repeated="16351"/>
        </table:table-row>
        <table:table-row table:style-name="ro2" table:number-rows-repeated="30">
          <table:table-cell table:number-columns-repeated="33"/>
          <table:table-cell table:style-name="ce623" table:number-columns-repeated="16351"/>
        </table:table-row>
        <table:table-row table:style-name="ro2">
          <table:table-cell table:style-name="ce2155"/>
          <table:table-cell table:number-columns-repeated="32"/>
          <table:table-cell table:style-name="ce623" table:number-columns-repeated="16351"/>
        </table:table-row>
        <table:table-row table:style-name="ro2">
          <table:table-cell table:style-name="ce2155"/>
          <table:table-cell table:number-columns-repeated="4"/>
          <table:table-cell table:style-name="ce2837"/>
          <table:table-cell table:style-name="ce594" table:number-columns-repeated="3"/>
          <table:table-cell table:number-columns-repeated="24"/>
          <table:table-cell table:style-name="ce623" table:number-columns-repeated="16351"/>
        </table:table-row>
        <table:table-row table:style-name="ro2">
          <table:table-cell table:style-name="ce2155"/>
          <table:table-cell table:style-name="ce2082"/>
          <table:table-cell table:style-name="ce425" table:number-columns-repeated="2"/>
          <table:table-cell table:style-name="ce594"/>
          <table:table-cell table:style-name="ce2837"/>
          <table:table-cell table:style-name="ce594" table:number-columns-repeated="3"/>
          <table:table-cell table:number-columns-repeated="3"/>
          <table:table-cell table:style-name="ce2336"/>
          <table:table-cell table:number-columns-repeated="20"/>
          <table:table-cell table:style-name="ce623" table:number-columns-repeated="16351"/>
        </table:table-row>
        <table:table-row table:style-name="ro2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94"/>
          <table:table-cell table:style-name="ce2837"/>
          <table:table-cell table:style-name="ce594" table:number-columns-repeated="6"/>
          <table:table-cell table:style-name="ce2336"/>
          <table:table-cell table:number-columns-repeated="20"/>
          <table:table-cell table:style-name="ce623" table:number-columns-repeated="16351"/>
        </table:table-row>
        <table:table-row table:style-name="ro2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94"/>
          <table:table-cell table:style-name="ce2837"/>
          <table:table-cell table:style-name="ce594" table:number-columns-repeated="6"/>
          <table:table-cell table:style-name="ce2336"/>
          <table:table-cell table:style-name="ce2346" table:number-columns-repeated="2"/>
          <table:table-cell table:style-name="ce594"/>
          <table:table-cell table:number-columns-repeated="17"/>
          <table:table-cell table:style-name="ce623" table:number-columns-repeated="16351"/>
        </table:table-row>
        <table:table-row table:style-name="ro2">
          <table:table-cell table:style-name="ce2155"/>
          <table:table-cell table:style-name="ce2082"/>
          <table:table-cell table:style-name="ce425" table:number-columns-repeated="2"/>
          <table:table-cell table:style-name="ce594"/>
          <table:table-cell table:number-columns-repeated="4"/>
          <table:table-cell table:style-name="ce594" table:number-columns-repeated="3"/>
          <table:table-cell table:style-name="ce2336"/>
          <table:table-cell table:style-name="ce2346" table:number-columns-repeated="2"/>
          <table:table-cell table:style-name="ce594"/>
          <table:table-cell table:number-columns-repeated="17"/>
          <table:table-cell table:style-name="ce623" table:number-columns-repeated="16351"/>
        </table:table-row>
        <table:table-row table:style-name="ro2" table:number-rows-repeated="2">
          <table:table-cell table:number-columns-repeated="9"/>
          <table:table-cell table:style-name="ce594" table:number-columns-repeated="3"/>
          <table:table-cell table:style-name="ce2336"/>
          <table:table-cell table:style-name="ce2346" table:number-columns-repeated="2"/>
          <table:table-cell table:style-name="ce594"/>
          <table:table-cell table:number-columns-repeated="17"/>
          <table:table-cell table:style-name="ce623" table:number-columns-repeated="16351"/>
        </table:table-row>
        <table:table-row table:style-name="ro2">
          <table:table-cell table:number-columns-repeated="9"/>
          <table:table-cell table:style-name="ce594" table:number-columns-repeated="3"/>
          <table:table-cell/>
          <table:table-cell table:style-name="ce2346" table:number-columns-repeated="2"/>
          <table:table-cell table:style-name="ce594"/>
          <table:table-cell table:number-columns-repeated="17"/>
          <table:table-cell table:style-name="ce623" table:number-columns-repeated="16351"/>
        </table:table-row>
        <table:table-row table:style-name="ro2" table:number-rows-repeated="9">
          <table:table-cell table:number-columns-repeated="13"/>
          <table:table-cell table:style-name="ce2346" table:number-columns-repeated="2"/>
          <table:table-cell table:style-name="ce594"/>
          <table:table-cell table:number-columns-repeated="17"/>
          <table:table-cell table:style-name="ce623" table:number-columns-repeated="16351"/>
        </table:table-row>
        <table:table-row table:style-name="ro2" table:number-rows-repeated="983089">
          <table:table-cell table:number-columns-repeated="33"/>
          <table:table-cell table:style-name="ce623" table:number-columns-repeated="16351"/>
        </table:table-row>
        <table:table-row table:style-name="ro2">
          <table:table-cell table:number-columns-repeated="33"/>
          <table:table-cell table:style-name="ce62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5:Harcértékek.C85">
            <calcext:condition calcext:apply-style-name="Piros_háttér" calcext:value="&gt;[$Harcértékek.$B$85]" calcext:base-cell-address="Harcértékek.C85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6" table:default-cell-style-name="ce623"/>
        <table:table-column table:style-name="co3" table:number-columns-repeated="2" table:default-cell-style-name="ce949"/>
        <table:table-column table:style-name="co3" table:number-columns-repeated="16381"/>
        <table:table-row table:style-name="ro2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2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  <table:table-row table:style-name="ro6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2" table:number-rows-repeated="1048567">
          <table:table-cell table:number-columns-repeated="3"/>
          <table:table-cell table:style-name="ce949" table:number-columns-repeated="16381"/>
        </table:table-row>
        <table:table-row table:style-name="ro2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.00.00</text:date>, <text:time style:data-style-name="N2" text:time-value="14:31:32.04784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7T14:44:52.620362000</dc:date>
    <meta:editing-cycles>1455</meta:editing-cycles>
    <meta:editing-duration>P13DT1H2M3S</meta:editing-duration>
    <meta:document-statistic meta:table-count="12" meta:cell-count="5206" meta:object-count="0"/>
    <meta:user-defined meta:name="Author">Fekete Bálint (Kaktusztea, Ailtas)</meta:user-defined>
    <meta:user-defined meta:name="Szerepjáték">km100</meta:user-defined>
  </office:meta>
</office:document-meta>
</file>